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AppleSystemUIFont" svg:font-family="AppleSystemUIFont" style:font-family-generic="system"/>
    <style:font-face style:name="Source Sans Pro" svg:font-family="Source Sans Pro" style:font-family-generic="swiss" style:font-pitch="variable"/>
    <style:font-face style:name="Roboto" svg:font-family="Roboto" style:font-family-generic="system" style:font-pitch="variable" svg:panose-1="2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Lienhypertexte" style:family="text">
      <style:text-properties style:font-name="Calibri" fo:font-weight="bold" style:font-weight-asian="bold" style:font-weight-complex="bold" fo:language="en" fo:country="US"/>
    </style:style>
    <style:style style:name="P3" style:parent-style-name="Standard" style:family="paragraph">
      <style:text-properties style:font-name="Calibri" fo:font-weight="bold" style:font-weight-asian="bold" style:font-weight-complex="bold" fo:language="en" fo:country="US"/>
    </style:style>
    <style:style style:name="P4" style:parent-style-name="Standard" style:family="paragraph">
      <style:text-properties style:font-name="Calibri" fo:font-weight="bold" style:font-weight-asian="bold" style:font-weight-complex="bold" fo:language="en" fo:country="US"/>
    </style:style>
    <style:style style:name="P5" style:parent-style-name="Standard" style:family="paragraph">
      <style:text-properties style:font-name="Calibri" fo:font-weight="bold" style:font-weight-asian="bold" style:font-weight-complex="bold" fo:language="en" fo:country="US"/>
    </style:style>
    <style:style style:name="P6" style:parent-style-name="Standard" style:family="paragraph">
      <style:text-properties style:font-name="Calibri" fo:font-weight="bold" style:font-weight-asian="bold" style:font-weight-complex="bold" fo:language="en" fo:country="US"/>
    </style:style>
    <style:style style:name="P7" style:parent-style-name="Standard" style:family="paragraph">
      <style:text-properties style:font-name="Calibri" fo:font-weight="bold" style:font-weight-asian="bold" style:font-weight-complex="bold" fo:language="en" fo:country="US"/>
    </style:style>
    <style:style style:name="P8" style:parent-style-name="Standard" style:family="paragraph">
      <style:text-properties style:font-name="Calibri" fo:color="#006699" fo:language="en" fo:country="US"/>
    </style:style>
    <style:style style:name="P9" style:parent-style-name="Standard" style:family="paragraph">
      <style:text-properties style:font-name="Calibri" fo:color="#006699" fo:language="en" fo:country="US"/>
    </style:style>
    <style:style style:name="P10" style:parent-style-name="Standard" style:family="paragraph">
      <style:text-properties style:font-name="Calibri" fo:color="#006699" fo:language="en" fo:country="US"/>
    </style:style>
    <style:style style:name="T11" style:parent-style-name="Policepardéfaut" style:family="text">
      <style:text-properties style:font-name="Calibri" fo:language="en" fo:country="US"/>
    </style:style>
    <style:style style:name="T12" style:parent-style-name="Policepardéfaut" style:family="text">
      <style:text-properties style:font-name="Calibri" fo:color="#006699" fo:language="en" fo:country="US"/>
    </style:style>
    <style:style style:name="T13" style:parent-style-name="Policepardéfaut" style:family="text">
      <style:text-properties style:font-name="Calibri" fo:language="en" fo:country="US"/>
    </style:style>
    <style:style style:name="T14" style:parent-style-name="Policepardéfaut" style:family="text">
      <style:text-properties style:font-name="Calibri" fo:language="en" fo:country="US"/>
    </style:style>
    <style:style style:name="T15" style:parent-style-name="Policepardéfaut" style:family="text">
      <style:text-properties style:font-name="Calibri" fo:language="en" fo:country="US"/>
    </style:style>
    <style:style style:name="T16" style:parent-style-name="Policepardéfaut" style:family="text">
      <style:text-properties style:font-name="Calibri" fo:font-weight="bold" style:font-weight-asian="bold" style:font-weight-complex="bold" fo:language="en" fo:country="US"/>
    </style:style>
    <style:style style:name="T17" style:parent-style-name="Policepardéfaut" style:family="text">
      <style:text-properties style:font-name="Calibri" fo:language="en" fo:country="US"/>
    </style:style>
    <style:style style:name="T18" style:parent-style-name="Policepardéfaut" style:family="text">
      <style:text-properties style:font-name="Calibri" fo:language="en" fo:country="US"/>
    </style:style>
    <style:style style:name="T19" style:parent-style-name="Policepardéfaut" style:family="text">
      <style:text-properties style:font-name="Calibri" fo:font-weight="bold" style:font-weight-asian="bold" style:font-weight-complex="bold" fo:language="en" fo:country="US"/>
    </style:style>
    <style:style style:name="T20" style:parent-style-name="Policepardéfaut" style:family="text">
      <style:text-properties style:font-name="Calibri" fo:language="en" fo:country="US"/>
    </style:style>
    <style:style style:name="T21" style:parent-style-name="Policepardéfaut" style:family="text">
      <style:text-properties style:font-name="Calibri" fo:language="en" fo:country="US"/>
    </style:style>
    <style:style style:name="T22" style:parent-style-name="Policepardéfaut" style:family="text">
      <style:text-properties style:font-name="Calibri" fo:font-weight="bold" style:font-weight-asian="bold" style:font-weight-complex="bold" fo:language="en" fo:country="US"/>
    </style:style>
    <style:style style:name="T23" style:parent-style-name="Policepardéfaut" style:family="text">
      <style:text-properties style:font-name="Calibri" fo:language="en" fo:country="US"/>
    </style:style>
    <style:style style:name="P24" style:parent-style-name="Standard" style:family="paragraph">
      <style:text-properties style:font-name="Calibri" fo:language="en" fo:country="US"/>
    </style:style>
    <style:style style:name="P25" style:parent-style-name="Standard" style:family="paragraph">
      <style:text-properties style:font-name="Calibri" fo:language="en" fo:country="US"/>
    </style:style>
    <style:style style:name="P26" style:parent-style-name="Standard" style:family="paragraph">
      <style:text-properties style:font-name="Calibri" fo:language="en" fo:country="US"/>
    </style:style>
    <style:style style:name="P27" style:parent-style-name="Standard" style:family="paragraph">
      <style:text-properties style:font-name="Calibri" fo:color="#006699" fo:language="en" fo:country="US"/>
    </style:style>
    <style:style style:name="P28" style:parent-style-name="Standard" style:family="paragraph">
      <style:text-properties style:font-name="Calibri" fo:language="en" fo:country="US"/>
    </style:style>
    <style:style style:name="T29" style:parent-style-name="Policepardéfaut" style:family="text">
      <style:text-properties style:font-name="Calibri" fo:language="en" fo:country="US"/>
    </style:style>
    <style:style style:name="T30" style:parent-style-name="Policepardéfaut" style:family="text">
      <style:text-properties style:font-name="Calibri" fo:font-weight="bold" style:font-weight-asian="bold" style:font-weight-complex="bold" fo:language="en" fo:country="US"/>
    </style:style>
    <style:style style:name="T31" style:parent-style-name="Policepardéfaut" style:family="text">
      <style:text-properties style:font-name="Calibri" fo:language="en" fo:country="US"/>
    </style:style>
    <style:style style:name="T32" style:parent-style-name="Policepardéfaut" style:family="text">
      <style:text-properties style:font-name="Calibri" fo:language="en" fo:country="US"/>
    </style:style>
    <style:style style:name="T33" style:parent-style-name="Policepardéfaut" style:family="text">
      <style:text-properties style:font-name="Calibri" fo:font-weight="bold" style:font-weight-asian="bold" style:font-weight-complex="bold" fo:language="en" fo:country="US"/>
    </style:style>
    <style:style style:name="T34" style:parent-style-name="Policepardéfaut" style:family="text">
      <style:text-properties style:font-name="Calibri" fo:language="en" fo:country="US"/>
    </style:style>
    <style:style style:name="T35" style:parent-style-name="Policepardéfaut" style:family="text">
      <style:text-properties style:font-name="Calibri" fo:language="en" fo:country="US"/>
    </style:style>
    <style:style style:name="T36" style:parent-style-name="Policepardéfaut" style:family="text">
      <style:text-properties style:font-name="Calibri" fo:font-weight="bold" style:font-weight-asian="bold" style:font-weight-complex="bold" fo:language="en" fo:country="US"/>
    </style:style>
    <style:style style:name="T37" style:parent-style-name="Policepardéfaut" style:family="text">
      <style:text-properties style:font-name="Calibri" fo:language="en" fo:country="US"/>
    </style:style>
    <style:style style:name="T38" style:parent-style-name="Policepardéfaut" style:family="text">
      <style:text-properties style:font-name="Calibri" fo:language="en" fo:country="US"/>
    </style:style>
    <style:style style:name="T39" style:parent-style-name="Policepardéfaut" style:family="text">
      <style:text-properties style:font-name="Calibri" fo:font-weight="bold" style:font-weight-asian="bold" style:font-weight-complex="bold" fo:language="en" fo:country="US"/>
    </style:style>
    <style:style style:name="T40" style:parent-style-name="Policepardéfaut" style:family="text">
      <style:text-properties style:font-name="Calibri" fo:language="en" fo:country="US"/>
    </style:style>
    <style:style style:name="T41" style:parent-style-name="Policepardéfaut" style:family="text">
      <style:text-properties style:font-name="Calibri" fo:language="en" fo:country="US"/>
    </style:style>
    <style:style style:name="P42" style:parent-style-name="Standard" style:family="paragraph">
      <style:text-properties style:font-name="Calibri" fo:language="en" fo:country="US"/>
    </style:style>
    <style:style style:name="P43" style:parent-style-name="Standard" style:family="paragraph">
      <style:text-properties style:font-name="Calibri" fo:color="#006699" fo:language="en" fo:country="US"/>
    </style:style>
    <style:style style:name="T44" style:parent-style-name="Policepardéfaut" style:family="text">
      <style:text-properties style:font-name="Calibri" fo:language="en" fo:country="US"/>
    </style:style>
    <style:style style:name="T45" style:parent-style-name="Policepardéfaut" style:family="text">
      <style:text-properties fo:language="en" fo:country="US"/>
    </style:style>
    <style:style style:name="T46" style:parent-style-name="Policepardéfaut" style:family="text">
      <style:text-properties style:font-name="Calibri" fo:language="en" fo:country="US"/>
    </style:style>
    <style:style style:name="T47" style:parent-style-name="Policepardéfaut" style:family="text">
      <style:text-properties style:font-name="Segoe UI" style:font-name-complex="Segoe UI" fo:color="#212121" fo:background-color="#FFFFFF" fo:language="en" fo:country="US"/>
    </style:style>
    <style:style style:name="T48" style:parent-style-name="Policepardéfaut" style:family="text">
      <style:text-properties style:font-name="Calibri" fo:language="en" fo:country="US"/>
    </style:style>
    <style:style style:name="T49" style:parent-style-name="Policepardéfaut" style:family="text">
      <style:text-properties style:font-name="Calibri" fo:language="en" fo:country="US"/>
    </style:style>
    <style:style style:name="T50" style:parent-style-name="Policepardéfaut" style:family="text">
      <style:text-properties style:font-name="Calibri" fo:language="en" fo:country="US"/>
    </style:style>
    <style:style style:name="T51" style:parent-style-name="Policepardéfaut" style:family="text">
      <style:text-properties fo:language="en" fo:country="US"/>
    </style:style>
    <style:style style:name="T52" style:parent-style-name="Lienhypertexte" style:family="text">
      <style:text-properties style:font-name="Calibri" fo:language="en" fo:country="US"/>
    </style:style>
    <style:style style:name="T53" style:parent-style-name="Policepardéfaut" style:family="text">
      <style:text-properties style:font-name="Calibri" fo:language="en" fo:country="US"/>
    </style:style>
    <style:style style:name="T54" style:parent-style-name="Policepardéfaut" style:family="text">
      <style:text-properties style:font-name="Calibri" fo:font-style="italic" style:font-style-asian="italic" style:font-style-complex="italic" fo:language="en" fo:country="US"/>
    </style:style>
    <style:style style:name="T55" style:parent-style-name="Policepardéfaut" style:family="text">
      <style:text-properties style:font-name="Calibri" fo:language="en" fo:country="US"/>
    </style:style>
    <style:style style:name="P56" style:parent-style-name="Standard" style:family="paragraph">
      <style:text-properties style:font-name="Calibri" fo:language="en" fo:country="US"/>
    </style:style>
    <style:style style:name="P57" style:parent-style-name="Standard" style:family="paragraph">
      <style:text-properties style:font-name="Calibri" fo:language="en" fo:country="US"/>
    </style:style>
    <style:style style:name="T58" style:parent-style-name="Policepardéfaut" style:family="text">
      <style:text-properties style:font-name="Calibri" fo:language="en" fo:country="US"/>
    </style:style>
    <style:style style:name="T59" style:parent-style-name="Policepardéfaut" style:family="text">
      <style:text-properties style:font-name="Calibri" fo:font-style="italic" style:font-style-asian="italic" style:font-style-complex="italic" fo:language="en" fo:country="US"/>
    </style:style>
    <style:style style:name="T60" style:parent-style-name="Policepardéfaut" style:family="text">
      <style:text-properties style:font-name="Calibri" fo:language="en" fo:country="US"/>
    </style:style>
    <style:style style:name="P61" style:parent-style-name="Standard" style:family="paragraph">
      <style:paragraph-properties fo:break-before="pag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62" style:parent-style-name="Standard" style:family="paragraph">
      <style:text-properties style:font-name="Calibri" fo:color="#006699" fo:language="en" fo:country="US"/>
    </style:style>
    <style:style style:name="T63" style:parent-style-name="Policepardéfaut" style:family="text">
      <style:text-properties style:font-name="Calibri" fo:color="#000000" fo:language="en" fo:country="US"/>
    </style:style>
    <style:style style:name="T64" style:parent-style-name="Policepardéfaut" style:family="text">
      <style:text-properties fo:color="#006699" fo:language="en" fo:country="US"/>
    </style:style>
    <style:style style:name="T65" style:parent-style-name="Policepardéfaut" style:family="text">
      <style:text-properties fo:color="#000000" fo:language="en" fo:country="US"/>
    </style:style>
    <style:style style:name="T66" style:parent-style-name="Policepardéfaut" style:family="text">
      <style:text-properties fo:color="#000000" fo:language="en" fo:country="US"/>
    </style:style>
    <style:style style:name="T67" style:parent-style-name="Policepardéfaut" style:family="text">
      <style:text-properties fo:color="#006699" fo:language="en" fo:country="US"/>
    </style:style>
    <style:style style:name="T68" style:parent-style-name="Policepardéfaut" style:family="text">
      <style:text-properties fo:color="#006699" fo:language="en" fo:country="US"/>
    </style:style>
    <style:style style:name="T69" style:parent-style-name="Marquedecommentaire" style:family="text">
      <style:text-properties style:font-name-complex="Mangal"/>
    </style:style>
    <style:style style:name="T70" style:parent-style-name="Policepardéfaut" style:family="text">
      <style:text-properties style:font-name="Calibri" fo:color="#000000" fo:language="en" fo:country="US"/>
    </style:style>
    <style:style style:name="P71" style:parent-style-name="Standard" style:family="paragraph">
      <style:text-properties style:font-name="Calibri" fo:color="#006699" fo:language="en" fo:country="US"/>
    </style:style>
    <style:style style:name="P72" style:parent-style-name="Standard" style:family="paragraph">
      <style:text-properties style:font-name="Calibri" fo:color="#006699" fo:language="en" fo:country="US"/>
    </style:style>
    <style:style style:name="P73" style:parent-style-name="Standard" style:family="paragraph">
      <style:text-properties style:font-name="Calibri" fo:color="#006699" fo:language="en" fo:country="US"/>
    </style:style>
    <style:style style:name="P74" style:parent-style-name="Standard" style:family="paragraph">
      <style:text-properties style:font-name="Calibri" fo:color="#006699" fo:language="en" fo:country="US"/>
    </style:style>
    <style:style style:name="P75" style:parent-style-name="Standard" style:family="paragraph">
      <style:text-properties style:font-name="Calibri" fo:color="#006699" fo:language="en" fo:country="US"/>
    </style:style>
    <style:style style:name="P76" style:parent-style-name="Standard" style:family="paragraph">
      <style:text-properties style:font-name="Calibri" fo:color="#006699" fo:language="en" fo:country="US"/>
    </style:style>
    <style:style style:name="P77" style:parent-style-name="Standard" style:family="paragraph">
      <style:text-properties style:font-name="Calibri" fo:color="#006699" fo:language="en" fo:country="US"/>
    </style:style>
    <style:style style:name="P78" style:parent-style-name="Standard" style:family="paragraph">
      <style:text-properties style:font-name="Calibri" fo:language="en" fo:country="US"/>
    </style:style>
    <style:style style:name="P79" style:parent-style-name="Standard" style:family="paragraph">
      <style:text-properties style:font-name="Calibri" fo:language="en" fo:country="US"/>
    </style:style>
    <style:style style:name="P80" style:parent-style-name="Standard" style:family="paragraph">
      <style:text-properties style:font-name="Calibri" fo:color="#006699" fo:language="en" fo:country="US"/>
    </style:style>
    <style:style style:name="T81" style:parent-style-name="Policepardéfaut" style:family="text">
      <style:text-properties style:font-name="Calibri" fo:language="en" fo:country="US"/>
    </style:style>
    <style:style style:name="T82" style:parent-style-name="Policepardéfaut" style:family="text">
      <style:text-properties fo:language="en" fo:country="US"/>
    </style:style>
    <style:style style:name="T83" style:parent-style-name="Policepardéfaut" style:family="text">
      <style:text-properties style:font-name="Calibri" fo:language="en" fo:country="US"/>
    </style:style>
    <style:style style:name="T84" style:parent-style-name="Policepardéfaut" style:family="text">
      <style:text-properties style:font-name="Segoe UI" style:font-name-complex="Segoe UI" fo:color="#212121" fo:background-color="#FFFFFF" fo:language="en" fo:country="US"/>
    </style:style>
    <style:style style:name="T85" style:parent-style-name="Policepardéfaut" style:family="text">
      <style:text-properties style:font-name="Calibri" fo:language="en" fo:country="US"/>
    </style:style>
    <style:style style:name="P86" style:parent-style-name="Standard" style:family="paragraph">
      <style:text-properties style:font-name="Calibri" fo:color="#000000" fo:language="en" fo:country="US"/>
    </style:style>
    <style:style style:name="T87" style:parent-style-name="Policepardéfaut" style:family="text">
      <style:text-properties style:font-name="Calibri" fo:language="en" fo:country="US"/>
    </style:style>
    <style:style style:name="T88" style:parent-style-name="Policepardéfaut" style:family="text">
      <style:text-properties style:font-name="Calibri" fo:language="en" fo:country="US"/>
    </style:style>
    <style:style style:name="T89" style:parent-style-name="Policepardéfaut" style:family="text">
      <style:text-properties style:font-name="Calibri" fo:language="en" fo:country="US"/>
    </style:style>
    <style:style style:name="P90" style:parent-style-name="Standard" style:family="paragraph">
      <style:text-properties style:font-name="Calibri" fo:color="#006699" fo:language="en" fo:country="US"/>
    </style:style>
    <style:style style:name="P91"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92" style:parent-style-name="Standard" style:family="paragraph">
      <style:text-properties style:font-name="Calibri" fo:color="#006699" fo:language="en" fo:country="US"/>
    </style:style>
    <style:style style:name="P93" style:parent-style-name="Standard" style:family="paragraph">
      <style:text-properties style:font-name="Calibri" fo:color="#006699" fo:language="en" fo:country="US"/>
    </style:style>
    <style:style style:name="P94" style:parent-style-name="Standard" style:family="paragraph">
      <style:text-properties style:font-name="Calibri" fo:color="#006699" fo:language="en" fo:country="US"/>
    </style:style>
    <style:style style:name="P95" style:parent-style-name="Standard" style:family="paragraph">
      <style:text-properties style:font-name="Calibri" fo:color="#006699" fo:language="en" fo:country="US"/>
    </style:style>
    <style:style style:name="P96" style:parent-style-name="Standard" style:family="paragraph">
      <style:text-properties style:font-name="Calibri" fo:color="#006699" fo:language="en" fo:country="US"/>
    </style:style>
    <style:style style:name="P97" style:parent-style-name="Standard" style:family="paragraph">
      <style:text-properties style:font-name="Calibri" fo:language="en" fo:country="US"/>
    </style:style>
    <style:style style:name="P98" style:parent-style-name="Standard" style:family="paragraph">
      <style:text-properties style:font-name="Calibri" fo:color="#006699" fo:language="en" fo:country="US"/>
    </style:style>
    <style:style style:name="T99" style:parent-style-name="Policepardéfaut" style:family="text">
      <style:text-properties style:font-name="Calibri" fo:language="en" fo:country="US"/>
    </style:style>
    <style:style style:name="T100" style:parent-style-name="Policepardéfaut" style:family="text">
      <style:text-properties fo:language="en" fo:country="US"/>
    </style:style>
    <style:style style:name="T101" style:parent-style-name="Policepardéfaut" style:family="text">
      <style:text-properties style:font-name="Calibri" fo:language="en" fo:country="US"/>
    </style:style>
    <style:style style:name="T102" style:parent-style-name="Policepardéfaut" style:family="text">
      <style:text-properties style:font-name="Segoe UI" style:font-name-complex="Segoe UI" fo:color="#212121" fo:background-color="#FFFFFF" fo:language="en" fo:country="US"/>
    </style:style>
    <style:style style:name="T103" style:parent-style-name="Policepardéfaut" style:family="text">
      <style:text-properties style:font-name="Calibri" fo:language="en" fo:country="US"/>
    </style:style>
    <style:style style:name="T104" style:parent-style-name="Policepardéfaut" style:family="text">
      <style:text-properties style:font-name="Calibri" fo:language="en" fo:country="US"/>
    </style:style>
    <style:style style:name="T105" style:parent-style-name="Policepardéfaut" style:family="text">
      <style:text-properties fo:language="en" fo:country="US"/>
    </style:style>
    <style:style style:name="T106" style:parent-style-name="Policepardéfaut" style:family="text">
      <style:text-properties style:font-name="Calibri" fo:language="en" fo:country="US"/>
    </style:style>
    <style:style style:name="T107" style:parent-style-name="Policepardéfaut" style:family="text">
      <style:text-properties style:font-name="Segoe UI" style:font-name-complex="Segoe UI" fo:color="#212121" fo:background-color="#FFFFFF" fo:language="en" fo:country="US"/>
    </style:style>
    <style:style style:name="T108" style:parent-style-name="Policepardéfaut" style:family="text">
      <style:text-properties style:font-name="Calibri" fo:language="en" fo:country="US"/>
    </style:style>
    <style:style style:name="P109" style:parent-style-name="Standard" style:family="paragraph">
      <style:text-properties style:font-name="Calibri" fo:language="en" fo:country="US"/>
    </style:style>
    <style:style style:name="P110" style:parent-style-name="Standard" style:family="paragraph">
      <style:text-properties style:font-name="Calibri" fo:language="en" fo:country="US"/>
    </style:style>
    <style:style style:name="P111" style:parent-style-name="Standard" style:family="paragraph">
      <style:text-properties style:font-name="Calibri" fo:language="en" fo:country="US"/>
    </style:style>
    <style:style style:name="P112" style:parent-style-name="Standard" style:family="paragraph">
      <style:text-properties style:font-name="Calibri" fo:language="en" fo:country="US"/>
    </style:style>
    <style:style style:name="P113" style:parent-style-name="Standard" style:family="paragraph">
      <style:text-properties style:font-name="Calibri" fo:language="en" fo:country="US"/>
    </style:style>
    <style:style style:name="P114" style:parent-style-name="Standard" style:family="paragraph">
      <style:text-properties style:font-name="Calibri" fo:color="#000000" fo:language="en" fo:country="US"/>
    </style:style>
    <style:style style:name="P115"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116" style:parent-style-name="Standard" style:family="paragraph">
      <style:text-properties style:font-name="Calibri" fo:color="#006699" fo:language="en" fo:country="US"/>
    </style:style>
    <style:style style:name="P117" style:parent-style-name="Standard" style:family="paragraph">
      <style:text-properties style:font-name="Calibri" fo:color="#000000" fo:language="en" fo:country="US"/>
    </style:style>
    <style:style style:name="P118" style:parent-style-name="Standard" style:family="paragraph">
      <style:text-properties style:font-name="Calibri" fo:color="#000000" fo:language="en" fo:country="US"/>
    </style:style>
    <style:style style:name="P119" style:parent-style-name="Standard" style:family="paragraph">
      <style:text-properties style:font-name="Calibri" fo:color="#000000" fo:language="en" fo:country="US"/>
    </style:style>
    <style:style style:name="P120" style:parent-style-name="Standard" style:family="paragraph">
      <style:text-properties style:font-name="Calibri" fo:color="#000000" fo:language="en" fo:country="US"/>
    </style:style>
    <style:style style:name="P121" style:parent-style-name="Standard" style:family="paragraph">
      <style:text-properties style:font-name="Calibri" fo:color="#000000" fo:language="en" fo:country="US"/>
    </style:style>
    <style:style style:name="P122" style:parent-style-name="Standard" style:family="paragraph">
      <style:text-properties style:font-name="Calibri" fo:color="#000000" fo:language="en" fo:country="US"/>
    </style:style>
    <style:style style:name="P123" style:parent-style-name="Standard" style:family="paragraph">
      <style:text-properties style:font-name="Calibri" fo:color="#000000" fo:language="en" fo:country="US"/>
    </style:style>
    <style:style style:name="P124" style:parent-style-name="Standard" style:family="paragraph">
      <style:text-properties style:font-name="Calibri" fo:language="en" fo:country="US"/>
    </style:style>
    <style:style style:name="P125" style:parent-style-name="Standard" style:family="paragraph">
      <style:text-properties style:font-name="Calibri" fo:color="#006699" fo:language="en" fo:country="US"/>
    </style:style>
    <style:style style:name="T126" style:parent-style-name="Policepardéfaut" style:family="text">
      <style:text-properties style:font-name="Calibri" fo:language="en" fo:country="US"/>
    </style:style>
    <style:style style:name="T127" style:parent-style-name="Policepardéfaut" style:family="text">
      <style:text-properties style:font-name="Calibri" fo:language="en" fo:country="US"/>
    </style:style>
    <style:style style:name="T128" style:parent-style-name="Policepardéfaut" style:family="text">
      <style:text-properties style:font-name="Segoe UI" style:font-name-complex="Segoe UI" fo:color="#212121" fo:background-color="#FFFFFF" fo:language="en" fo:country="US"/>
    </style:style>
    <style:style style:name="T129" style:parent-style-name="Policepardéfaut" style:family="text">
      <style:text-properties style:font-name="Calibri" fo:language="en" fo:country="US"/>
    </style:style>
    <style:style style:name="T130" style:parent-style-name="Policepardéfaut" style:family="text">
      <style:text-properties style:font-name="Calibri" fo:font-style="italic" style:font-style-asian="italic" style:font-style-complex="italic" fo:language="en" fo:country="US"/>
    </style:style>
    <style:style style:name="T131" style:parent-style-name="Policepardéfaut" style:family="text">
      <style:text-properties style:font-name="Calibri" fo:language="en" fo:country="US"/>
    </style:style>
    <style:style style:name="T132" style:parent-style-name="Policepardéfaut" style:family="text">
      <style:text-properties style:font-name="Calibri" fo:language="en" fo:country="US"/>
    </style:style>
    <style:style style:name="P133" style:parent-style-name="Normal" style:family="paragraph">
      <style:paragraph-properties fo:break-before="page"/>
      <style:text-properties style:font-name="Calibri" style:font-name-asian="AppleSystemUIFont" style:font-name-complex="AppleSystemUIFont" fo:font-weight="bold" style:font-weight-asian="bold" style:font-weight-complex="bold" fo:font-size="11pt" style:font-size-asian="11pt" style:font-size-complex="11pt" fo:language="en" fo:country="US" fo:hyphenate="true"/>
    </style:style>
    <style:style style:name="T134"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35"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36"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37"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38"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39"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0"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1"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2"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3"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4"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5"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6"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7"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8"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49"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0"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1"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2"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3"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4"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5"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6" style:parent-style-name="Policepardéfaut" style:family="text">
      <style:text-properties style:font-name="Calibri" fo:language="en" fo:country="US"/>
    </style:style>
    <style:style style:name="T157"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58" style:parent-style-name="Policepardéfaut" style:family="text">
      <style:text-properties style:font-name="Calibri" fo:language="en" fo:country="US"/>
    </style:style>
    <style:style style:name="T159"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60" style:parent-style-name="Policepardéfaut" style:family="text">
      <style:text-properties style:font-name="Calibri" fo:language="en" fo:country="US"/>
    </style:style>
    <style:style style:name="P161" style:parent-style-name="Standard" style:family="paragraph">
      <style:text-properties style:font-name="Calibri" fo:language="en" fo:country="US"/>
    </style:style>
    <style:style style:name="P162" style:parent-style-name="Standard" style:family="paragraph">
      <style:text-properties style:font-name="Calibri" fo:language="en" fo:country="US"/>
    </style:style>
    <style:style style:name="T163"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64"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65"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66"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67"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68"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69"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70"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71"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72"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73"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74" style:parent-style-name="Policepardéfaut" style:family="text">
      <style:text-properties style:font-name="Calibri" style:font-name-asian="AppleSystemUIFont" style:font-name-complex="AppleSystemUIFont" fo:font-size="11pt" style:font-size-asian="11pt" style:font-size-complex="11pt" fo:language="en" fo:country="US"/>
    </style:style>
    <style:style style:name="T175"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76"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77"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78"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79"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80" style:parent-style-name="Policepardéfaut" style:family="text">
      <style:text-properties style:font-name="Calibri" fo:language="en" fo:country="US"/>
    </style:style>
    <style:style style:name="T181"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82" style:parent-style-name="Policepardéfaut" style:family="text">
      <style:text-properties style:font-name="Calibri" fo:language="en" fo:country="US"/>
    </style:style>
    <style:style style:name="T183"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T184" style:parent-style-name="Policepardéfaut" style:family="text">
      <style:text-properties style:font-name="Calibri" style:font-name-asian="AppleSystemUIFont" style:font-name-complex="AppleSystemUIFont" fo:font-weight="bold" style:font-weight-asian="bold" style:font-weight-complex="bold" fo:font-size="11pt" style:font-size-asian="11pt" style:font-size-complex="11pt"/>
    </style:style>
    <style:style style:name="T185" style:parent-style-name="Policepardéfaut" style:family="text">
      <style:text-properties style:font-name="Calibri" fo:language="en" fo:country="US"/>
    </style:style>
    <style:style style:name="P186" style:parent-style-name="Standard" style:family="paragraph">
      <style:text-properties style:font-name="Calibri" fo:language="en" fo:country="US"/>
    </style:style>
    <style:style style:name="P187" style:parent-style-name="Standard" style:family="paragraph">
      <style:text-properties style:font-name="Calibri" fo:language="en" fo:country="US"/>
    </style:style>
    <style:style style:name="P188"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189" style:parent-style-name="Standard" style:family="paragraph">
      <style:text-properties style:font-name="Calibri" fo:color="#006699" fo:language="en" fo:country="US"/>
    </style:style>
    <style:style style:name="P190" style:parent-style-name="Standard" style:family="paragraph">
      <style:text-properties style:font-name="Calibri" fo:color="#000000" fo:language="en" fo:country="US"/>
    </style:style>
    <style:style style:name="P191" style:parent-style-name="Standard" style:family="paragraph">
      <style:text-properties style:font-name="Calibri" fo:color="#000000" fo:language="en" fo:country="US"/>
    </style:style>
    <style:style style:name="P192" style:parent-style-name="Standard" style:family="paragraph">
      <style:text-properties style:font-name="Calibri" fo:color="#000000" fo:language="en" fo:country="US"/>
    </style:style>
    <style:style style:name="P193" style:parent-style-name="Standard" style:family="paragraph">
      <style:text-properties style:font-name="Calibri" fo:color="#000000" fo:language="en" fo:country="US"/>
    </style:style>
    <style:style style:name="P194" style:parent-style-name="Standard" style:family="paragraph">
      <style:text-properties style:font-name="Calibri" fo:language="en" fo:country="US"/>
    </style:style>
    <style:style style:name="P195" style:parent-style-name="Standard" style:family="paragraph">
      <style:text-properties style:font-name="Calibri" fo:color="#006699" fo:language="en" fo:country="US"/>
    </style:style>
    <style:style style:name="P196" style:parent-style-name="Standard" style:family="paragraph">
      <style:paragraph-properties style:text-autospace="none"/>
      <style:text-properties style:font-name="Calibri" fo:color="#006699" fo:language="en" fo:country="US"/>
    </style:style>
    <style:style style:name="P197" style:parent-style-name="Standard" style:family="paragraph">
      <style:paragraph-properties style:text-autospace="none"/>
    </style:style>
    <style:style style:name="T198" style:parent-style-name="Policepardéfaut" style:family="text">
      <style:text-properties style:font-name="Calibri" fo:language="en" fo:country="US"/>
    </style:style>
    <style:style style:name="T199" style:parent-style-name="Policepardéfaut" style:family="text">
      <style:text-properties fo:language="en" fo:country="US"/>
    </style:style>
    <style:style style:name="T200" style:parent-style-name="Policepardéfaut" style:family="text">
      <style:text-properties style:font-name="Calibri" fo:language="en" fo:country="US"/>
    </style:style>
    <style:style style:name="T201" style:parent-style-name="Policepardéfaut" style:family="text">
      <style:text-properties style:font-name="Calibri" fo:color="#000000" fo:language="en" fo:country="US"/>
    </style:style>
    <style:style style:name="T202" style:parent-style-name="Policepardéfaut" style:family="text">
      <style:text-properties style:font-name="Calibri" fo:color="#000000" fo:language="en" fo:country="US"/>
    </style:style>
    <style:style style:name="T203" style:parent-style-name="Policepardéfaut" style:family="text">
      <style:text-properties style:font-name="Calibri" fo:language="en" fo:country="US"/>
    </style:style>
    <style:style style:name="P204" style:parent-style-name="Standard" style:family="paragraph">
      <style:text-properties style:font-name="Calibri" fo:language="en" fo:country="US"/>
    </style:style>
    <style:style style:name="P205" style:parent-style-name="Standard" style:family="paragraph">
      <style:text-properties style:font-name="Calibri" fo:language="en" fo:country="US"/>
    </style:style>
    <style:style style:name="P206" style:parent-style-name="Standard" style:family="paragraph">
      <style:text-properties style:font-name="Calibri" fo:language="en" fo:country="US"/>
    </style:style>
    <style:style style:name="P207" style:parent-style-name="Standard" style:family="paragraph">
      <style:text-properties style:font-name="Calibri" fo:language="en" fo:country="US"/>
    </style:style>
    <style:style style:name="P208" style:parent-style-name="Standard" style:family="paragraph">
      <style:paragraph-properties style:text-autospace="none"/>
      <style:text-properties style:font-name="Calibri" fo:color="#006699" fo:language="en" fo:country="US"/>
    </style:style>
    <style:style style:name="P209"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210" style:parent-style-name="Standard" style:family="paragraph">
      <style:text-properties style:font-name="Calibri" fo:color="#006699" fo:language="en" fo:country="US"/>
    </style:style>
    <style:style style:name="P211" style:parent-style-name="Standard" style:family="paragraph">
      <style:text-properties style:font-name="Calibri" fo:color="#000000" fo:language="en" fo:country="US"/>
    </style:style>
    <style:style style:name="P212" style:parent-style-name="Standard" style:family="paragraph">
      <style:text-properties style:font-name="Calibri" fo:color="#000000" fo:language="en" fo:country="US"/>
    </style:style>
    <style:style style:name="P213" style:parent-style-name="Standard" style:family="paragraph">
      <style:text-properties style:font-name="Calibri" fo:color="#000000" fo:language="en" fo:country="US"/>
    </style:style>
    <style:style style:name="P214" style:parent-style-name="Standard" style:family="paragraph">
      <style:text-properties style:font-name="Calibri" fo:color="#000000" fo:language="en" fo:country="US"/>
    </style:style>
    <style:style style:name="P215" style:parent-style-name="Standard" style:family="paragraph">
      <style:text-properties style:font-name="Calibri" fo:color="#000000" fo:language="en" fo:country="US"/>
    </style:style>
    <style:style style:name="T216" style:parent-style-name="Policepardéfaut" style:family="text">
      <style:text-properties style:font-name="Calibri" fo:color="#000000" fo:language="en" fo:country="US"/>
    </style:style>
    <style:style style:name="T217" style:parent-style-name="Policepardéfaut" style:family="text">
      <style:text-properties style:font-name="Calibri" fo:font-weight="bold" style:font-weight-asian="bold" style:font-weight-complex="bold" fo:color="#000000" fo:language="en" fo:country="US"/>
    </style:style>
    <style:style style:name="T218" style:parent-style-name="Policepardéfaut" style:family="text">
      <style:text-properties style:font-name="Calibri" fo:color="#000000" fo:language="en" fo:country="US"/>
    </style:style>
    <style:style style:name="T219" style:parent-style-name="Policepardéfaut" style:family="text">
      <style:text-properties style:font-name="Calibri" fo:font-weight="bold" style:font-weight-asian="bold" style:font-weight-complex="bold" fo:color="#000000" fo:language="en" fo:country="US"/>
    </style:style>
    <style:style style:name="T220" style:parent-style-name="Policepardéfaut" style:family="text">
      <style:text-properties style:font-name="Calibri" fo:color="#000000" fo:language="en" fo:country="US"/>
    </style:style>
    <style:style style:name="T221" style:parent-style-name="Policepardéfaut" style:family="text">
      <style:text-properties style:font-name="Calibri" fo:font-weight="bold" style:font-weight-asian="bold" style:font-weight-complex="bold" fo:color="#000000" fo:language="en" fo:country="US"/>
    </style:style>
    <style:style style:name="T222" style:parent-style-name="Policepardéfaut" style:family="text">
      <style:text-properties style:font-name="Calibri" fo:color="#000000" fo:language="en" fo:country="US"/>
    </style:style>
    <style:style style:name="P223" style:parent-style-name="Standard" style:family="paragraph">
      <style:text-properties style:font-name="Calibri" fo:color="#000000" fo:language="en" fo:country="US"/>
    </style:style>
    <style:style style:name="P224" style:parent-style-name="Standard" style:family="paragraph">
      <style:text-properties style:font-name="Calibri" fo:color="#000000" fo:language="en" fo:country="US"/>
    </style:style>
    <style:style style:name="T225" style:parent-style-name="Policepardéfaut" style:family="text">
      <style:text-properties style:font-name="Calibri" fo:color="#000000" fo:language="en" fo:country="US"/>
    </style:style>
    <style:style style:name="T226" style:parent-style-name="Policepardéfaut" style:family="text">
      <style:text-properties style:font-name="Calibri" fo:color="#000000" fo:language="en" fo:country="US"/>
    </style:style>
    <style:style style:name="P227" style:parent-style-name="Standard" style:family="paragraph">
      <style:text-properties style:font-name="Calibri" fo:language="en" fo:country="US"/>
    </style:style>
    <style:style style:name="T228" style:parent-style-name="Policepardéfaut" style:family="text">
      <style:text-properties style:font-name="Calibri" fo:color="#006699" fo:language="en" fo:country="US"/>
    </style:style>
    <style:style style:name="P229" style:parent-style-name="Standard" style:family="paragraph">
      <style:paragraph-properties style:text-autospace="none"/>
    </style:style>
    <style:style style:name="T230" style:parent-style-name="Policepardéfaut" style:family="text">
      <style:text-properties style:font-name="Calibri" fo:language="en" fo:country="US"/>
    </style:style>
    <style:style style:name="T231" style:parent-style-name="Policepardéfaut" style:family="text">
      <style:text-properties fo:language="en" fo:country="US"/>
    </style:style>
    <style:style style:name="T232" style:parent-style-name="Lienhypertexte" style:family="text">
      <style:text-properties fo:language="en" fo:country="US"/>
    </style:style>
    <style:style style:name="T233" style:parent-style-name="Policepardéfaut" style:family="text">
      <style:text-properties style:font-name="Calibri" fo:language="en" fo:country="US"/>
    </style:style>
    <style:style style:name="T234" style:parent-style-name="Policepardéfaut" style:family="text">
      <style:text-properties style:font-name-asian="Times New Roman" style:font-name-complex="Times New Roman" style:letter-kerning="false" fo:language="en" fo:country="US" style:language-asian="fr" style:country-asian="FR" style:language-complex="ar" style:country-complex="SA"/>
    </style:style>
    <style:style style:name="T235" style:parent-style-name="Policepardéfaut" style:family="text">
      <style:text-properties style:font-name="Calibri" fo:language="en" fo:country="US"/>
    </style:style>
    <style:style style:name="T236" style:parent-style-name="Policepardéfaut" style:family="text">
      <style:text-properties style:font-name="Calibri" fo:font-style="italic" style:font-style-asian="italic" style:font-style-complex="italic" fo:language="en" fo:country="US"/>
    </style:style>
    <style:style style:name="T237" style:parent-style-name="Policepardéfaut" style:family="text">
      <style:text-properties style:font-name="Calibri" fo:language="en" fo:country="US"/>
    </style:style>
    <style:style style:name="T238" style:parent-style-name="Policepardéfaut" style:family="text">
      <style:text-properties style:font-name="Calibri" fo:font-style="italic" style:font-style-asian="italic" style:font-style-complex="italic" fo:language="en" fo:country="US"/>
    </style:style>
    <style:style style:name="T239" style:parent-style-name="Policepardéfaut" style:family="text">
      <style:text-properties style:font-name="Calibri" fo:language="en" fo:country="US"/>
    </style:style>
    <style:style style:name="T240" style:parent-style-name="Policepardéfaut" style:family="text">
      <style:text-properties style:font-name="Calibri" fo:language="en" fo:country="US"/>
    </style:style>
    <style:style style:name="T241" style:parent-style-name="Policepardéfaut" style:family="text">
      <style:text-properties fo:language="en" fo:country="US"/>
    </style:style>
    <style:style style:name="T242" style:parent-style-name="Policepardéfaut" style:family="text">
      <style:text-properties style:font-name="Calibri" fo:language="en" fo:country="US"/>
    </style:style>
    <style:style style:name="T243" style:parent-style-name="Policepardéfaut" style:family="text">
      <style:text-properties style:font-name="Source Sans Pro" style:font-name-asian="Times New Roman" style:font-name-complex="Times New Roman" fo:color="#000000" style:letter-kerning="false" fo:language="en" fo:country="US" style:language-asian="fr" style:country-asian="FR" style:language-complex="ar" style:country-complex="SA"/>
    </style:style>
    <style:style style:name="T244" style:parent-style-name="Policepardéfaut" style:family="text">
      <style:text-properties style:font-name="Calibri" fo:language="en" fo:country="US"/>
    </style:style>
    <style:style style:name="P245" style:parent-style-name="Standard" style:family="paragraph">
      <style:text-properties style:font-name="Calibri" fo:language="en" fo:country="US"/>
    </style:style>
    <style:style style:name="P246" style:parent-style-name="Standard" style:family="paragraph">
      <style:text-properties style:font-name="Calibri" fo:language="en" fo:country="US"/>
    </style:style>
    <style:style style:name="P247" style:parent-style-name="Standard" style:family="paragraph">
      <style:text-properties style:font-name="Calibri" fo:language="en" fo:country="US"/>
    </style:style>
    <style:style style:name="P248" style:parent-style-name="Standard" style:family="paragraph">
      <style:paragraph-properties style:text-autospace="none"/>
      <style:text-properties style:font-name="Calibri" fo:color="#000000" fo:language="en" fo:country="US"/>
    </style:style>
    <style:style style:name="P249"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250" style:parent-style-name="Standard" style:family="paragraph">
      <style:text-properties style:font-name="Calibri" fo:color="#006699" fo:language="en" fo:country="US"/>
    </style:style>
    <style:style style:name="T251" style:parent-style-name="Policepardéfaut" style:family="text">
      <style:text-properties style:font-name="Calibri" fo:color="#000000" fo:language="en" fo:country="US"/>
    </style:style>
    <style:style style:name="T252" style:parent-style-name="Policepardéfaut" style:family="text">
      <style:text-properties style:font-name-asian="Times New Roman" style:font-name-complex="Times New Roman" style:letter-kerning="false" fo:language="en" fo:country="US" style:language-asian="fr" style:country-asian="FR" style:language-complex="ar" style:country-complex="SA"/>
    </style:style>
    <style:style style:name="T253" style:parent-style-name="Policepardéfaut" style:family="text">
      <style:text-properties style:font-name="Calibri" fo:color="#000000" fo:language="en" fo:country="US"/>
    </style:style>
    <style:style style:name="T254" style:parent-style-name="Policepardéfaut" style:family="text">
      <style:text-properties style:font-name="Calibri" fo:color="#000000" fo:language="en" fo:country="US"/>
    </style:style>
    <style:style style:name="P255" style:parent-style-name="Standard" style:family="paragraph">
      <style:text-properties style:font-name="Calibri" fo:color="#006699" fo:language="en" fo:country="US"/>
    </style:style>
    <style:style style:name="P256" style:parent-style-name="Standard" style:family="paragraph">
      <style:text-properties style:font-name="Calibri" fo:color="#006699" fo:language="en" fo:country="US"/>
    </style:style>
    <style:style style:name="P257" style:parent-style-name="Standard" style:family="paragraph">
      <style:paragraph-properties style:text-autospace="none"/>
      <style:text-properties style:font-name="Calibri" fo:color="#000000" fo:language="en" fo:country="US"/>
    </style:style>
    <style:style style:name="T258" style:parent-style-name="Policepardéfaut" style:family="text">
      <style:text-properties style:font-name="Calibri" fo:language="en" fo:country="US"/>
    </style:style>
    <style:style style:name="T259" style:parent-style-name="Lienhypertexte" style:family="text">
      <style:text-properties style:font-name="Calibri" fo:language="en" fo:country="US"/>
    </style:style>
    <style:style style:name="T260" style:parent-style-name="Policepardéfaut" style:family="text">
      <style:text-properties style:font-name="Calibri" fo:language="en" fo:country="US"/>
    </style:style>
    <style:style style:name="T261" style:parent-style-name="Policepardéfaut" style:family="text">
      <style:text-properties style:font-name="Calibri" fo:font-style="italic" style:font-style-asian="italic" style:font-style-complex="italic" fo:language="en" fo:country="US"/>
    </style:style>
    <style:style style:name="T262" style:parent-style-name="Policepardéfaut" style:family="text">
      <style:text-properties style:font-name="Calibri" fo:language="en" fo:country="US"/>
    </style:style>
    <style:style style:name="T263" style:parent-style-name="Policepardéfaut" style:family="text">
      <style:text-properties style:font-name="Calibri" fo:font-style="italic" style:font-style-asian="italic" style:font-style-complex="italic" fo:language="en" fo:country="US"/>
    </style:style>
    <style:style style:name="T264" style:parent-style-name="Policepardéfaut" style:family="text">
      <style:text-properties style:font-name="Calibri" fo:language="en" fo:country="US"/>
    </style:style>
    <style:style style:name="T265" style:parent-style-name="Policepardéfaut" style:family="text">
      <style:text-properties style:font-name="Calibri" fo:font-style="italic" style:font-style-asian="italic" style:font-style-complex="italic" fo:language="en" fo:country="US"/>
    </style:style>
    <style:style style:name="T266" style:parent-style-name="Policepardéfaut" style:family="text">
      <style:text-properties style:font-name="Calibri" fo:language="en" fo:country="US"/>
    </style:style>
    <style:style style:name="T267" style:parent-style-name="Policepardéfaut" style:family="text">
      <style:text-properties style:font-name="Calibri" fo:font-weight="bold" style:font-weight-asian="bold" style:font-weight-complex="bold" fo:language="en" fo:country="US"/>
    </style:style>
    <style:style style:name="T268" style:parent-style-name="Policepardéfaut" style:family="text">
      <style:text-properties style:font-name="Calibri" fo:language="en" fo:country="US"/>
    </style:style>
    <style:style style:name="T269" style:parent-style-name="Policepardéfaut" style:family="text">
      <style:text-properties style:font-name="Calibri" fo:language="en" fo:country="US"/>
    </style:style>
    <style:style style:name="P270" style:parent-style-name="Standard" style:family="paragraph">
      <style:text-properties style:font-name="Calibri" fo:language="en" fo:country="US"/>
    </style:style>
    <style:style style:name="P271" style:parent-style-name="Standard" style:family="paragraph">
      <style:text-properties style:font-name="Calibri" fo:language="en" fo:country="US"/>
    </style:style>
    <style:style style:name="P272" style:parent-style-name="Standard" style:family="paragraph">
      <style:text-properties style:font-name="Calibri" fo:language="en" fo:country="US"/>
    </style:style>
    <style:style style:name="P273" style:parent-style-name="Standard" style:family="paragraph">
      <style:text-properties style:font-name="Calibri" fo:language="en" fo:country="US"/>
    </style:style>
    <style:style style:name="P274" style:parent-style-name="Standard" style:family="paragraph">
      <style:text-properties style:font-name="Calibri" fo:language="en" fo:country="US"/>
    </style:style>
    <style:style style:name="P275" style:parent-style-name="Standard" style:family="paragraph">
      <style:paragraph-properties style:text-autospace="none"/>
      <style:text-properties style:font-name="Calibri" fo:color="#000000" fo:language="en" fo:country="US"/>
    </style:style>
    <style:style style:name="P276"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277" style:parent-style-name="Standard" style:family="paragraph">
      <style:text-properties style:font-name="Calibri" fo:color="#006699" fo:language="en" fo:country="US"/>
    </style:style>
    <style:style style:name="P278" style:parent-style-name="Standard" style:family="paragraph">
      <style:text-properties style:font-name="Calibri" fo:color="#000000" fo:language="en" fo:country="US"/>
    </style:style>
    <style:style style:name="P279" style:parent-style-name="Standard" style:family="paragraph">
      <style:text-properties style:font-name="Calibri" fo:color="#000000" fo:language="en" fo:country="US"/>
    </style:style>
    <style:style style:name="P280" style:parent-style-name="Standard" style:family="paragraph">
      <style:text-properties style:font-name="Calibri" fo:color="#000000" fo:language="en" fo:country="US"/>
    </style:style>
    <style:style style:name="P281" style:parent-style-name="Standard" style:family="paragraph">
      <style:text-properties style:font-name="Calibri" fo:color="#000000" fo:language="en" fo:country="US"/>
    </style:style>
    <style:style style:name="T282" style:parent-style-name="Policepardéfaut" style:family="text">
      <style:text-properties style:font-name="Calibri" fo:color="#000000" fo:language="en" fo:country="US"/>
    </style:style>
    <style:style style:name="T283" style:parent-style-name="Policepardéfaut" style:family="text">
      <style:text-properties style:font-name="Calibri" fo:font-weight="bold" style:font-weight-asian="bold" style:font-weight-complex="bold" fo:color="#000000" fo:language="en" fo:country="US"/>
    </style:style>
    <style:style style:name="T284" style:parent-style-name="Policepardéfaut" style:family="text">
      <style:text-properties style:font-name="Calibri" fo:font-weight="bold" style:font-weight-asian="bold" style:font-weight-complex="bold" fo:color="#000000" fo:language="en" fo:country="US"/>
    </style:style>
    <style:style style:name="T285" style:parent-style-name="Policepardéfaut" style:family="text">
      <style:text-properties style:font-name="Calibri" fo:color="#000000" fo:language="en" fo:country="US"/>
    </style:style>
    <style:style style:name="T286" style:parent-style-name="Policepardéfaut" style:family="text">
      <style:text-properties style:font-name="Calibri" fo:font-weight="bold" style:font-weight-asian="bold" style:font-weight-complex="bold" fo:color="#000000" fo:language="en" fo:country="US"/>
    </style:style>
    <style:style style:name="T287" style:parent-style-name="Policepardéfaut" style:family="text">
      <style:text-properties style:font-name="Calibri" fo:color="#000000" fo:language="en" fo:country="US"/>
    </style:style>
    <style:style style:name="T288" style:parent-style-name="Policepardéfaut" style:family="text">
      <style:text-properties style:font-name="Calibri" fo:font-weight="bold" style:font-weight-asian="bold" style:font-weight-complex="bold" fo:color="#000000" fo:language="en" fo:country="US"/>
    </style:style>
    <style:style style:name="T289" style:parent-style-name="Policepardéfaut" style:family="text">
      <style:text-properties style:font-name="Calibri" fo:color="#000000" fo:language="en" fo:country="US"/>
    </style:style>
    <style:style style:name="P290" style:parent-style-name="Standard" style:family="paragraph">
      <style:text-properties style:font-name="Calibri" fo:color="#000000" fo:language="en" fo:country="US"/>
    </style:style>
    <style:style style:name="P291" style:parent-style-name="Standard" style:family="paragraph">
      <style:text-properties style:font-name="Calibri" fo:color="#000000" fo:language="en" fo:country="US"/>
    </style:style>
    <style:style style:name="P292" style:parent-style-name="Standard" style:family="paragraph">
      <style:text-properties style:font-name="Calibri" fo:language="en" fo:country="US"/>
    </style:style>
    <style:style style:name="P293" style:parent-style-name="Standard" style:family="paragraph">
      <style:text-properties style:font-name="Calibri" fo:color="#006699" fo:language="en" fo:country="US"/>
    </style:style>
    <style:style style:name="P294" style:parent-style-name="Standard" style:family="paragraph">
      <style:paragraph-properties style:text-autospace="none"/>
      <style:text-properties style:font-name="Calibri" fo:color="#000000" fo:language="en" fo:country="US"/>
    </style:style>
    <style:style style:name="P295" style:parent-style-name="Standard" style:family="paragraph">
      <style:paragraph-properties style:text-autospace="none"/>
    </style:style>
    <style:style style:name="T296" style:parent-style-name="Policepardéfaut" style:family="text">
      <style:text-properties style:font-name="Calibri" fo:language="en" fo:country="US"/>
    </style:style>
    <style:style style:name="T297" style:parent-style-name="Policepardéfaut" style:family="text">
      <style:text-properties fo:language="en" fo:country="US"/>
    </style:style>
    <style:style style:name="T298" style:parent-style-name="Policepardéfaut" style:family="text">
      <style:text-properties style:font-name="Calibri" fo:language="en" fo:country="US"/>
    </style:style>
    <style:style style:name="T299" style:parent-style-name="Policepardéfaut" style:family="text">
      <style:text-properties style:font-name="Calibri" fo:color="#000000" fo:language="en" fo:country="US"/>
    </style:style>
    <style:style style:name="T300" style:parent-style-name="Policepardéfaut" style:family="text">
      <style:text-properties style:font-name="Calibri" fo:color="#000000" fo:language="en" fo:country="US"/>
    </style:style>
    <style:style style:name="T301" style:parent-style-name="Policepardéfaut" style:family="text">
      <style:text-properties style:font-name="Calibri" fo:font-style="italic" style:font-style-asian="italic" style:font-style-complex="italic" fo:color="#000000" fo:language="en" fo:country="US"/>
    </style:style>
    <style:style style:name="T302" style:parent-style-name="Policepardéfaut" style:family="text">
      <style:text-properties style:font-name="Calibri" fo:color="#000000" fo:language="en" fo:country="US"/>
    </style:style>
    <style:style style:name="P303" style:parent-style-name="Standard" style:family="paragraph">
      <style:text-properties style:font-name="Calibri" fo:language="en" fo:country="US"/>
    </style:style>
    <style:style style:name="P304" style:parent-style-name="Standard" style:family="paragraph">
      <style:text-properties style:font-name="Calibri" fo:language="en" fo:country="US"/>
    </style:style>
    <style:style style:name="P305" style:parent-style-name="Standard" style:family="paragraph">
      <style:text-properties style:font-name="Calibri" fo:language="en" fo:country="US"/>
    </style:style>
    <style:style style:name="P306" style:parent-style-name="Standard" style:family="paragraph">
      <style:text-properties style:font-name="Calibri" fo:language="en" fo:country="US"/>
    </style:style>
    <style:style style:name="P307" style:parent-style-name="Standard" style:family="paragraph">
      <style:text-properties style:font-name="Calibri" fo:language="en" fo:country="US"/>
    </style:style>
    <style:style style:name="P308" style:parent-style-name="Standard" style:family="paragraph">
      <style:paragraph-properties style:text-autospace="none"/>
      <style:text-properties style:font-name="Calibri" fo:color="#000000" fo:language="en" fo:country="US"/>
    </style:style>
    <style:style style:name="P309"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310" style:parent-style-name="Standard" style:family="paragraph">
      <style:text-properties style:font-name="Calibri" fo:color="#006699" fo:language="en" fo:country="US"/>
    </style:style>
    <style:style style:name="P311" style:parent-style-name="Standard" style:family="paragraph">
      <style:text-properties style:font-name="Calibri" fo:color="#000000" fo:language="en" fo:country="US"/>
    </style:style>
    <style:style style:name="P312" style:parent-style-name="Standard" style:family="paragraph">
      <style:text-properties style:font-name="Calibri" fo:color="#000000" fo:language="en" fo:country="US"/>
    </style:style>
    <style:style style:name="P313" style:parent-style-name="Standard" style:family="paragraph">
      <style:text-properties style:font-name="Calibri" fo:color="#000000" fo:language="en" fo:country="US"/>
    </style:style>
    <style:style style:name="P314" style:parent-style-name="Standard" style:family="paragraph">
      <style:text-properties style:font-name="Calibri" fo:color="#006699" fo:language="en" fo:country="US"/>
    </style:style>
    <style:style style:name="P315" style:parent-style-name="Standard" style:family="paragraph">
      <style:text-properties style:font-name="Calibri" fo:language="en" fo:country="US"/>
    </style:style>
    <style:style style:name="P316" style:parent-style-name="Standard" style:family="paragraph">
      <style:text-properties style:font-name="Calibri" fo:color="#006699" fo:language="en" fo:country="US"/>
    </style:style>
    <style:style style:name="T317" style:parent-style-name="Policepardéfaut" style:family="text">
      <style:text-properties style:font-name="Calibri" fo:language="en" fo:country="US"/>
    </style:style>
    <style:style style:name="T318" style:parent-style-name="Policepardéfaut" style:family="text">
      <style:text-properties style:font-name="Calibri" fo:font-style="italic" style:font-style-asian="italic" style:font-style-complex="italic" fo:language="en" fo:country="US"/>
    </style:style>
    <style:style style:name="T319" style:parent-style-name="Policepardéfaut" style:family="text">
      <style:text-properties style:font-name="Calibri" fo:language="en" fo:country="US"/>
    </style:style>
    <style:style style:name="P320" style:parent-style-name="Standard" style:family="paragraph">
      <style:text-properties style:font-name="Calibri" fo:language="en" fo:country="US"/>
    </style:style>
    <style:style style:name="P321" style:parent-style-name="Standard" style:family="paragraph">
      <style:text-properties style:font-name="Calibri" fo:language="en" fo:country="US"/>
    </style:style>
    <style:style style:name="P322" style:parent-style-name="Standard" style:family="paragraph">
      <style:text-properties style:font-name="Calibri" fo:language="en" fo:country="US"/>
    </style:style>
    <style:style style:name="P323" style:parent-style-name="Standard" style:family="paragraph">
      <style:text-properties style:font-name="Calibri" fo:language="en" fo:country="US"/>
    </style:style>
    <style:style style:name="P324" style:parent-style-name="Standard" style:family="paragraph">
      <style:paragraph-properties style:text-autospace="none"/>
    </style:style>
    <style:style style:name="T325" style:parent-style-name="Policepardéfaut" style:family="text">
      <style:text-properties style:font-name="Calibri" fo:color="#000000" fo:language="en" fo:country="US"/>
    </style:style>
    <style:style style:name="P326"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327" style:parent-style-name="Standard" style:family="paragraph">
      <style:text-properties style:font-name="Calibri" fo:color="#006699" fo:language="en" fo:country="US"/>
    </style:style>
    <style:style style:name="P328" style:parent-style-name="Standard" style:family="paragraph">
      <style:text-properties style:font-name="Calibri" fo:color="#000000" fo:language="en" fo:country="US"/>
    </style:style>
    <style:style style:name="P329" style:parent-style-name="Standard" style:family="paragraph">
      <style:text-properties style:font-name="Calibri" fo:color="#000000" fo:language="en" fo:country="US"/>
    </style:style>
    <style:style style:name="P330" style:parent-style-name="Standard" style:family="paragraph">
      <style:text-properties style:font-name="Calibri" fo:color="#000000" fo:language="en" fo:country="US"/>
    </style:style>
    <style:style style:name="P331" style:parent-style-name="Standard" style:family="paragraph">
      <style:text-properties style:font-name="Calibri" fo:color="#000000" fo:language="en" fo:country="US"/>
    </style:style>
    <style:style style:name="T332" style:parent-style-name="Policepardéfaut" style:family="text">
      <style:text-properties style:font-name="Calibri" fo:color="#000000" fo:language="en" fo:country="US"/>
    </style:style>
    <style:style style:name="T333" style:parent-style-name="Policepardéfaut" style:family="text">
      <style:text-properties style:font-name="Calibri" fo:font-weight="bold" style:font-weight-asian="bold" style:font-weight-complex="bold" fo:color="#000000" fo:language="en" fo:country="US"/>
    </style:style>
    <style:style style:name="T334" style:parent-style-name="Policepardéfaut" style:family="text">
      <style:text-properties style:font-name="Calibri" fo:color="#000000" fo:language="en" fo:country="US"/>
    </style:style>
    <style:style style:name="T335" style:parent-style-name="Policepardéfaut" style:family="text">
      <style:text-properties style:font-name="Calibri" fo:font-weight="bold" style:font-weight-asian="bold" style:font-weight-complex="bold" fo:color="#000000" fo:language="en" fo:country="US"/>
    </style:style>
    <style:style style:name="T336" style:parent-style-name="Policepardéfaut" style:family="text">
      <style:text-properties style:font-name="Calibri" fo:color="#000000" fo:language="en" fo:country="US"/>
    </style:style>
    <style:style style:name="T337" style:parent-style-name="Policepardéfaut" style:family="text">
      <style:text-properties style:font-name="Calibri" fo:font-weight="bold" style:font-weight-asian="bold" style:font-weight-complex="bold" fo:color="#000000" fo:language="en" fo:country="US"/>
    </style:style>
    <style:style style:name="T338" style:parent-style-name="Policepardéfaut" style:family="text">
      <style:text-properties style:font-name="Calibri" fo:color="#000000" fo:language="en" fo:country="US"/>
    </style:style>
    <style:style style:name="T339" style:parent-style-name="Policepardéfaut" style:family="text">
      <style:text-properties style:font-name="Calibri" fo:font-weight="bold" style:font-weight-asian="bold" style:font-weight-complex="bold" fo:color="#000000" fo:language="en" fo:country="US"/>
    </style:style>
    <style:style style:name="T340" style:parent-style-name="Policepardéfaut" style:family="text">
      <style:text-properties style:font-name="Calibri" fo:color="#000000" fo:language="en" fo:country="US"/>
    </style:style>
    <style:style style:name="P341" style:parent-style-name="Standard" style:family="paragraph">
      <style:text-properties style:font-name="Calibri" fo:color="#000000" fo:language="en" fo:country="US"/>
    </style:style>
    <style:style style:name="P342" style:parent-style-name="Standard" style:family="paragraph">
      <style:text-properties style:font-name="Calibri" fo:color="#000000" fo:language="en" fo:country="US"/>
    </style:style>
    <style:style style:name="P343" style:parent-style-name="Standard" style:family="paragraph">
      <style:text-properties style:font-name="Calibri" fo:color="#000000" fo:language="en" fo:country="US"/>
    </style:style>
    <style:style style:name="P344" style:parent-style-name="Standard" style:family="paragraph">
      <style:text-properties style:font-name="Calibri" fo:language="en" fo:country="US"/>
    </style:style>
    <style:style style:name="P345" style:parent-style-name="Standard" style:family="paragraph">
      <style:text-properties style:font-name="Calibri" fo:color="#006699" fo:language="en" fo:country="US"/>
    </style:style>
    <style:style style:name="T346" style:parent-style-name="Policepardéfaut" style:family="text">
      <style:text-properties style:font-name="Calibri" fo:language="en" fo:country="US"/>
    </style:style>
    <style:style style:name="T347" style:parent-style-name="Policepardéfaut" style:family="text">
      <style:text-properties style:font-name="Calibri" fo:language="en" fo:country="US"/>
    </style:style>
    <style:style style:name="T348" style:parent-style-name="Policepardéfaut" style:family="text">
      <style:text-properties style:font-name="Calibri" fo:language="en" fo:country="US"/>
    </style:style>
    <style:style style:name="T349" style:parent-style-name="Policepardéfaut" style:family="text">
      <style:text-properties style:font-name="Calibri" fo:language="en" fo:country="US"/>
    </style:style>
    <style:style style:name="P350" style:parent-style-name="Standard" style:family="paragraph">
      <style:text-properties style:font-name="Calibri" fo:language="en" fo:country="US"/>
    </style:style>
    <style:style style:name="P351" style:parent-style-name="Standard" style:family="paragraph">
      <style:text-properties style:font-name="Calibri" fo:language="en" fo:country="US"/>
    </style:style>
    <style:style style:name="P352" style:parent-style-name="Standard" style:family="paragraph">
      <style:text-properties style:font-name="Calibri" fo:language="en" fo:country="US"/>
    </style:style>
    <style:style style:name="P353" style:parent-style-name="Standard" style:family="paragraph">
      <style:text-properties style:font-name="Calibri" fo:language="en" fo:country="US"/>
    </style:style>
    <style:style style:name="P354" style:parent-style-name="Standard" style:family="paragraph">
      <style:paragraph-properties style:text-autospace="none"/>
      <style:text-properties style:font-name="Calibri" fo:color="#000000" fo:language="en" fo:country="US"/>
    </style:style>
    <style:style style:name="P355"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356" style:parent-style-name="Standard" style:family="paragraph">
      <style:text-properties style:font-name="Calibri" fo:color="#006699" fo:language="en" fo:country="US"/>
    </style:style>
    <style:style style:name="P357" style:parent-style-name="Standard" style:family="paragraph">
      <style:text-properties style:font-name="Calibri" fo:color="#000000" fo:language="en" fo:country="US"/>
    </style:style>
    <style:style style:name="P358" style:parent-style-name="Standard" style:family="paragraph">
      <style:text-properties style:font-name="Calibri" fo:color="#000000" fo:language="en" fo:country="US"/>
    </style:style>
    <style:style style:name="P359" style:parent-style-name="Standard" style:family="paragraph">
      <style:text-properties style:font-name="Calibri" fo:color="#000000" fo:language="en" fo:country="US"/>
    </style:style>
    <style:style style:name="T360" style:parent-style-name="Policepardéfaut" style:family="text">
      <style:text-properties style:font-name="Calibri" fo:color="#000000" fo:language="en" fo:country="US"/>
    </style:style>
    <style:style style:name="T361" style:parent-style-name="Policepardéfaut" style:family="text">
      <style:text-properties style:font-name="Calibri" fo:font-weight="bold" style:font-weight-asian="bold" style:font-weight-complex="bold" fo:color="#000000" fo:language="en" fo:country="US"/>
    </style:style>
    <style:style style:name="T362" style:parent-style-name="Policepardéfaut" style:family="text">
      <style:text-properties style:font-name="Calibri" fo:color="#000000" fo:language="en" fo:country="US"/>
    </style:style>
    <style:style style:name="T363" style:parent-style-name="Policepardéfaut" style:family="text">
      <style:text-properties style:font-name="Calibri" fo:color="#000000" fo:language="en" fo:country="US"/>
    </style:style>
    <style:style style:name="T364" style:parent-style-name="Policepardéfaut" style:family="text">
      <style:text-properties style:font-name="Calibri" fo:font-weight="bold" style:font-weight-asian="bold" style:font-weight-complex="bold" fo:color="#000000" fo:language="en" fo:country="US"/>
    </style:style>
    <style:style style:name="T365" style:parent-style-name="Policepardéfaut" style:family="text">
      <style:text-properties style:font-name="Calibri" fo:color="#000000" fo:language="en" fo:country="US"/>
    </style:style>
    <style:style style:name="T366" style:parent-style-name="Policepardéfaut" style:family="text">
      <style:text-properties style:font-name="Calibri" fo:font-weight="bold" style:font-weight-asian="bold" style:font-weight-complex="bold" fo:color="#000000" fo:language="en" fo:country="US"/>
    </style:style>
    <style:style style:name="T367" style:parent-style-name="Policepardéfaut" style:family="text">
      <style:text-properties style:font-name="Calibri" fo:color="#000000" fo:language="en" fo:country="US"/>
    </style:style>
    <style:style style:name="T368" style:parent-style-name="Policepardéfaut" style:family="text">
      <style:text-properties style:font-name="Calibri" fo:color="#000000" fo:language="en" fo:country="US"/>
    </style:style>
    <style:style style:name="T369" style:parent-style-name="Policepardéfaut" style:family="text">
      <style:text-properties style:font-name="Calibri" fo:color="#000000" fo:language="en" fo:country="US"/>
    </style:style>
    <style:style style:name="T370" style:parent-style-name="Policepardéfaut" style:family="text">
      <style:text-properties style:font-name="Calibri" fo:color="#000000" fo:language="en" fo:country="US"/>
    </style:style>
    <style:style style:name="P371" style:parent-style-name="Standard" style:family="paragraph">
      <style:text-properties style:font-name="Calibri" fo:color="#000000" fo:language="en" fo:country="US"/>
    </style:style>
    <style:style style:name="P372" style:parent-style-name="Standard" style:family="paragraph">
      <style:text-properties style:font-name="Calibri" fo:color="#000000" fo:language="en" fo:country="US"/>
    </style:style>
    <style:style style:name="P373" style:parent-style-name="Standard" style:family="paragraph">
      <style:text-properties style:font-name="Calibri" fo:color="#000000" fo:language="en" fo:country="US"/>
    </style:style>
    <style:style style:name="P374" style:parent-style-name="Standard" style:family="paragraph">
      <style:text-properties style:font-name="Calibri" fo:color="#000000" fo:language="en" fo:country="US"/>
    </style:style>
    <style:style style:name="T375" style:parent-style-name="Policepardéfaut" style:family="text">
      <style:text-properties style:font-name="Calibri" fo:color="#000000"/>
    </style:style>
    <style:style style:name="P376" style:parent-style-name="Standard" style:family="paragraph">
      <style:text-properties style:font-name="Calibri" fo:color="#006699" fo:language="en" fo:country="US"/>
    </style:style>
    <style:style style:name="P377" style:parent-style-name="Standard" style:family="paragraph">
      <style:text-properties style:font-name="Calibri" fo:language="en" fo:country="US"/>
    </style:style>
    <style:style style:name="P378" style:parent-style-name="Standard" style:family="paragraph">
      <style:text-properties style:font-name="Calibri" fo:language="en" fo:country="US"/>
    </style:style>
    <style:style style:name="P379" style:parent-style-name="Standard" style:family="paragraph">
      <style:text-properties style:font-name="Calibri" fo:language="en" fo:country="US"/>
    </style:style>
    <style:style style:name="P380" style:parent-style-name="Standard" style:family="paragraph">
      <style:text-properties style:font-name="Calibri" fo:language="en" fo:country="US"/>
    </style:style>
    <style:style style:name="P381" style:parent-style-name="Standard" style:family="paragraph">
      <style:text-properties style:font-name="Calibri" fo:language="en" fo:country="US"/>
    </style:style>
    <style:style style:name="P382" style:parent-style-name="Standard" style:family="paragraph">
      <style:paragraph-properties style:text-autospace="none"/>
      <style:text-properties fo:language="en" fo:country="US"/>
    </style:style>
    <style:style style:name="P383" style:parent-style-name="Standard" style:family="paragraph">
      <style:paragraph-properties style:text-autospace="none"/>
      <style:text-properties style:font-name="Calibri" fo:color="#000000" fo:language="en" fo:country="US"/>
    </style:style>
    <style:style style:name="P384" style:parent-style-name="Standard" style:family="paragraph">
      <style:paragraph-properties style:text-autospace="none"/>
      <style:text-properties style:font-name="Calibri" fo:color="#000000" fo:language="en" fo:country="US"/>
    </style:style>
    <style:style style:name="P385"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386" style:parent-style-name="Standard" style:family="paragraph">
      <style:text-properties style:font-name="Calibri" fo:color="#006699" fo:language="en" fo:country="US"/>
    </style:style>
    <style:style style:name="P387" style:parent-style-name="Standard" style:family="paragraph">
      <style:text-properties style:font-name="Calibri" fo:color="#000000" fo:language="en" fo:country="US"/>
    </style:style>
    <style:style style:name="P388" style:parent-style-name="Standard" style:family="paragraph">
      <style:text-properties style:font-name="Calibri" fo:color="#000000" fo:language="en" fo:country="US"/>
    </style:style>
    <style:style style:name="T389" style:parent-style-name="Policepardéfaut" style:family="text">
      <style:text-properties style:font-name="Calibri" fo:color="#006699" fo:language="en" fo:country="US"/>
    </style:style>
    <style:style style:name="T390" style:parent-style-name="Policepardéfaut" style:family="text">
      <style:text-properties style:font-name="Calibri" fo:color="#006699" fo:language="en" fo:country="US"/>
    </style:style>
    <style:style style:name="T391" style:parent-style-name="Policepardéfaut" style:family="text">
      <style:text-properties style:font-name="Calibri" fo:color="#000000" fo:language="en" fo:country="US"/>
    </style:style>
    <style:style style:name="T392" style:parent-style-name="Policepardéfaut" style:family="text">
      <style:text-properties style:font-name="Calibri" fo:color="#006699" fo:language="en" fo:country="US"/>
    </style:style>
    <style:style style:name="T393" style:parent-style-name="Policepardéfaut" style:family="text">
      <style:text-properties style:font-name="Calibri" fo:color="#006699" fo:language="en" fo:country="US"/>
    </style:style>
    <style:style style:name="P394" style:parent-style-name="Standard" style:family="paragraph">
      <style:paragraph-properties>
        <style:tab-stops>
          <style:tab-stop style:type="center" style:position="3.3465in"/>
        </style:tab-stops>
      </style:paragraph-properties>
      <style:text-properties style:font-name="Calibri" fo:language="en" fo:country="US"/>
    </style:style>
    <style:style style:name="P395" style:parent-style-name="Standard" style:family="paragraph">
      <style:text-properties style:font-name="Calibri" fo:language="en" fo:country="US"/>
    </style:style>
    <style:style style:name="P396" style:parent-style-name="Standard" style:family="paragraph">
      <style:text-properties style:font-name="Calibri" fo:color="#006699" fo:language="en" fo:country="US"/>
    </style:style>
    <style:style style:name="P397" style:parent-style-name="Standard" style:family="paragraph">
      <style:paragraph-properties style:text-autospace="none"/>
      <style:text-properties style:font-name="Calibri" fo:color="#000000" fo:language="en" fo:country="US"/>
    </style:style>
    <style:style style:name="P398" style:parent-style-name="Standard" style:family="paragraph">
      <style:text-properties style:font-name="Calibri" fo:language="en" fo:country="US"/>
    </style:style>
    <style:style style:name="P399" style:parent-style-name="Standard" style:family="paragraph">
      <style:text-properties style:font-name="Calibri" fo:language="en" fo:country="US"/>
    </style:style>
    <style:style style:name="P400" style:parent-style-name="Standard" style:family="paragraph">
      <style:text-properties style:font-name="Calibri" fo:language="en" fo:country="US"/>
    </style:style>
    <style:style style:name="P401" style:parent-style-name="Standard" style:family="paragraph">
      <style:text-properties style:font-name="Calibri" fo:language="en" fo:country="US"/>
    </style:style>
    <style:style style:name="P402" style:parent-style-name="Standard" style:family="paragraph">
      <style:text-properties style:font-name="Calibri" fo:language="en" fo:country="US"/>
    </style:style>
    <style:style style:name="P403" style:parent-style-name="Standard" style:family="paragraph">
      <style:paragraph-properties style:text-autospace="none"/>
      <style:text-properties style:font-name="Calibri" fo:color="#000000" fo:language="en" fo:country="US"/>
    </style:style>
    <style:style style:name="P404"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405" style:parent-style-name="Standard" style:family="paragraph">
      <style:text-properties style:font-name="Calibri" fo:color="#006699" fo:language="en" fo:country="US"/>
    </style:style>
    <style:style style:name="P406" style:parent-style-name="Standard" style:family="paragraph">
      <style:text-properties style:font-name="Calibri" fo:color="#000000" fo:language="en" fo:country="US"/>
    </style:style>
    <style:style style:name="P407" style:parent-style-name="Standard" style:family="paragraph">
      <style:text-properties style:font-name="Calibri" fo:color="#000000" fo:language="en" fo:country="US"/>
    </style:style>
    <style:style style:name="P408" style:parent-style-name="Standard" style:family="paragraph">
      <style:text-properties style:font-name="Calibri" fo:color="#006699" fo:language="en" fo:country="US"/>
    </style:style>
    <style:style style:name="P409" style:parent-style-name="Standard" style:family="paragraph">
      <style:paragraph-properties style:text-autospace="none"/>
    </style:style>
    <style:style style:name="T410" style:parent-style-name="Policepardéfaut" style:family="text">
      <style:text-properties style:font-name="Calibri" fo:color="#000000" fo:language="en" fo:country="US"/>
    </style:style>
    <style:style style:name="T411" style:parent-style-name="Policepardéfaut" style:family="text">
      <style:text-properties style:font-name="Calibri" fo:font-style="italic" style:font-style-asian="italic" style:font-style-complex="italic" fo:color="#000000" fo:language="en" fo:country="US"/>
    </style:style>
    <style:style style:name="T412" style:parent-style-name="Policepardéfaut" style:family="text">
      <style:text-properties style:font-name="Calibri" fo:color="#000000" fo:language="en" fo:country="US"/>
    </style:style>
    <style:style style:name="P413" style:parent-style-name="Standard" style:family="paragraph">
      <style:paragraph-properties style:text-autospace="none"/>
    </style:style>
    <style:style style:name="T414" style:parent-style-name="Policepardéfaut" style:family="text">
      <style:text-properties style:font-name="Calibri" fo:color="#000000" fo:language="en" fo:country="US"/>
    </style:style>
    <style:style style:name="T415" style:parent-style-name="Policepardéfaut" style:family="text">
      <style:text-properties style:font-name="Calibri" fo:font-style="italic" style:font-style-asian="italic" style:font-style-complex="italic" fo:color="#000000" fo:language="en" fo:country="US"/>
    </style:style>
    <style:style style:name="T416" style:parent-style-name="Policepardéfaut" style:family="text">
      <style:text-properties style:font-name="Calibri" fo:color="#000000" fo:language="en" fo:country="US"/>
    </style:style>
    <style:style style:name="P417" style:parent-style-name="Standard" style:family="paragraph">
      <style:text-properties style:font-name="Calibri" fo:language="en" fo:country="US"/>
    </style:style>
    <style:style style:name="P418" style:parent-style-name="Standard" style:family="paragraph">
      <style:text-properties style:font-name="Calibri" fo:language="en" fo:country="US"/>
    </style:style>
    <style:style style:name="P419" style:parent-style-name="Standard" style:family="paragraph">
      <style:text-properties style:font-name="Calibri" fo:language="en" fo:country="US"/>
    </style:style>
    <style:style style:name="P420" style:parent-style-name="Standard" style:family="paragraph">
      <style:text-properties style:font-name="Calibri" fo:language="en" fo:country="US"/>
    </style:style>
    <style:style style:name="P421" style:parent-style-name="Standard" style:family="paragraph">
      <style:text-properties style:font-name="Calibri" fo:language="en" fo:country="US"/>
    </style:style>
    <style:style style:name="P422" style:parent-style-name="Normal" style:family="paragraph">
      <style:paragraph-properties fo:break-before="page"/>
      <style:text-properties style:font-name="Calibri" style:font-name-asian="AppleSystemUIFont" style:font-name-complex="AppleSystemUIFont" fo:font-weight="bold" style:font-weight-asian="bold" style:font-weight-complex="bold" fo:font-size="11pt" style:font-size-asian="11pt" style:font-size-complex="11pt" fo:language="en" fo:country="US" fo:hyphenate="true"/>
    </style:style>
    <style:style style:name="P423" style:parent-style-name="Standard" style:family="paragraph">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424" style:parent-style-name="Standard" style:family="paragraph">
      <style:text-properties style:font-name="Calibri" fo:color="#006699" fo:language="en" fo:country="US"/>
    </style:style>
    <style:style style:name="P425" style:parent-style-name="Standard" style:family="paragraph">
      <style:text-properties style:font-name="Calibri" fo:color="#000000" fo:language="en" fo:country="US"/>
    </style:style>
    <style:style style:name="P426" style:parent-style-name="Standard" style:family="paragraph">
      <style:text-properties style:font-name="Calibri" fo:color="#000000" fo:language="en" fo:country="US"/>
    </style:style>
    <style:style style:name="P427" style:parent-style-name="Standard" style:family="paragraph">
      <style:text-properties style:font-name="Calibri" fo:color="#000000" fo:language="en" fo:country="US"/>
    </style:style>
    <style:style style:name="P428" style:parent-style-name="Standard" style:family="paragraph">
      <style:text-properties style:font-name="Calibri" fo:color="#000000" fo:language="en" fo:country="US"/>
    </style:style>
    <style:style style:name="P429" style:parent-style-name="Standard" style:family="paragraph">
      <style:text-properties style:font-name="Calibri" fo:language="en" fo:country="US"/>
    </style:style>
    <style:style style:name="T430" style:parent-style-name="Policepardéfaut" style:family="text">
      <style:text-properties style:font-name="Calibri" fo:language="en" fo:country="US"/>
    </style:style>
    <style:style style:name="T431" style:parent-style-name="Policepardéfaut" style:family="text">
      <style:text-properties style:font-name="Calibri" fo:language="en" fo:country="US"/>
    </style:style>
    <style:style style:name="T432" style:parent-style-name="Policepardéfaut" style:family="text">
      <style:text-properties style:font-name="Calibri" fo:language="en" fo:country="US"/>
    </style:style>
    <style:style style:name="T433" style:parent-style-name="Policepardéfaut" style:family="text">
      <style:text-properties style:font-name="Roboto" fo:color="#212121" fo:font-size="13pt" style:font-size-asian="13pt" style:font-size-complex="13pt" fo:background-color="#FFFFFF" fo:language="en" fo:country="US"/>
    </style:style>
    <style:style style:name="T434" style:parent-style-name="Policepardéfaut" style:family="text">
      <style:text-properties style:font-name="Calibri" fo:language="en" fo:country="US"/>
    </style:style>
    <style:style style:name="T435" style:parent-style-name="Policepardéfaut" style:family="text">
      <style:text-properties style:font-name="Calibri" fo:font-style="italic" style:font-style-asian="italic" style:font-style-complex="italic" fo:language="en" fo:country="US"/>
    </style:style>
    <style:style style:name="T436" style:parent-style-name="Policepardéfaut" style:family="text">
      <style:text-properties style:font-name="Calibri" fo:language="en" fo:country="US"/>
    </style:style>
    <style:style style:name="T437" style:parent-style-name="Policepardéfaut" style:family="text">
      <style:text-properties style:font-name="Calibri" fo:language="en" fo:country="US"/>
    </style:style>
    <style:style style:name="P438" style:parent-style-name="Standard" style:family="paragraph">
      <style:text-properties style:font-name="Calibri" fo:language="en" fo:country="US"/>
    </style:style>
    <style:style style:name="P439" style:parent-style-name="Standard" style:family="paragraph">
      <style:text-properties style:font-name="Calibri" fo:language="en" fo:country="US"/>
    </style:style>
    <style:style style:name="P440" style:parent-style-name="Standard" style:family="paragraph">
      <style:text-properties style:font-name="Calibri" fo:language="en" fo:country="US"/>
    </style:style>
    <style:style style:name="P441" style:parent-style-name="Standard" style:family="paragraph">
      <style:text-properties style:font-name="Calibri" fo:language="en" fo:country="US"/>
    </style:style>
    <style:style style:name="P442" style:parent-style-name="Standard" style:family="paragraph">
      <style:text-properties style:font-name="Calibri" fo:language="en" fo:country="US"/>
    </style:style>
    <style:style style:name="P443" style:parent-style-name="Standard" style:family="paragraph">
      <style:paragraph-properties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444"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445" style:parent-style-name="Standard" style:family="paragraph">
      <style:text-properties style:font-name="Calibri" fo:color="#006699" fo:language="en" fo:country="US"/>
    </style:style>
    <style:style style:name="P446" style:parent-style-name="Standard" style:family="paragraph">
      <style:text-properties style:font-name="Calibri" fo:color="#000000" fo:language="en" fo:country="US"/>
    </style:style>
    <style:style style:name="P447" style:parent-style-name="Standard" style:family="paragraph">
      <style:text-properties style:font-name="Calibri" fo:color="#000000" fo:language="en" fo:country="US"/>
    </style:style>
    <style:style style:name="P448" style:parent-style-name="Standard" style:family="paragraph">
      <style:text-properties style:font-name="Calibri" fo:color="#000000" fo:language="en" fo:country="US"/>
    </style:style>
    <style:style style:name="P449" style:parent-style-name="Standard" style:family="paragraph">
      <style:text-properties style:font-name="Calibri" fo:color="#006699" fo:language="en" fo:country="US"/>
    </style:style>
    <style:style style:name="T450" style:parent-style-name="Policepardéfaut" style:family="text">
      <style:text-properties style:font-name="Calibri" fo:language="en" fo:country="US"/>
    </style:style>
    <style:style style:name="T451" style:parent-style-name="Policepardéfaut" style:family="text">
      <style:text-properties style:font-name="Calibri" fo:language="en" fo:country="US"/>
    </style:style>
    <style:style style:name="T452" style:parent-style-name="Policepardéfaut" style:family="text">
      <style:text-properties style:font-name="Calibri" fo:language="en" fo:country="US"/>
    </style:style>
    <style:style style:name="T453" style:parent-style-name="Policepardéfaut" style:family="text">
      <style:text-properties style:font-name="Calibri" fo:language="en" fo:country="US"/>
    </style:style>
    <style:style style:name="T454" style:parent-style-name="Policepardéfaut" style:family="text">
      <style:text-properties style:font-name="Calibri" fo:font-style="italic" style:font-style-asian="italic" style:font-style-complex="italic"/>
    </style:style>
    <style:style style:name="T455" style:parent-style-name="Policepardéfaut" style:family="text">
      <style:text-properties style:font-name="Calibri"/>
    </style:style>
    <style:style style:name="T456" style:parent-style-name="Policepardéfaut" style:family="text">
      <style:text-properties style:font-name="Calibri" fo:language="en" fo:country="US"/>
    </style:style>
    <style:style style:name="P457" style:parent-style-name="Standard" style:family="paragraph">
      <style:text-properties style:font-name="Calibri" fo:language="en" fo:country="US"/>
    </style:style>
    <style:style style:name="P458" style:parent-style-name="Standard" style:family="paragraph">
      <style:text-properties style:font-name="Calibri" fo:language="en" fo:country="US"/>
    </style:style>
    <style:style style:name="P459" style:parent-style-name="Standard" style:family="paragraph">
      <style:text-properties style:font-name="Calibri" fo:language="en" fo:country="US"/>
    </style:style>
    <style:style style:name="P460" style:parent-style-name="Standard" style:family="paragraph">
      <style:text-properties style:font-name="Calibri" fo:language="en" fo:country="US"/>
    </style:style>
    <style:style style:name="P461" style:parent-style-name="Standard" style:family="paragraph">
      <style:paragraph-properties style:text-autospace="none"/>
      <style:text-properties style:font-name="Calibri" fo:color="#000000" fo:language="en" fo:country="US"/>
    </style:style>
    <style:style style:name="P462"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463" style:parent-style-name="Standard" style:family="paragraph">
      <style:text-properties style:font-name="Calibri" fo:color="#006699" fo:language="en" fo:country="US"/>
    </style:style>
    <style:style style:name="P464" style:parent-style-name="Standard" style:family="paragraph">
      <style:text-properties style:font-name="Calibri" fo:color="#000000" fo:language="en" fo:country="US"/>
    </style:style>
    <style:style style:name="P465" style:parent-style-name="Standard" style:family="paragraph">
      <style:text-properties style:font-name="Calibri" fo:color="#000000" fo:language="en" fo:country="US"/>
    </style:style>
    <style:style style:name="T466" style:parent-style-name="Policepardéfaut" style:family="text">
      <style:text-properties style:font-name="Calibri" fo:font-weight="bold" style:font-weight-asian="bold" style:font-weight-complex="bold" fo:color="#000000" fo:language="en" fo:country="US"/>
    </style:style>
    <style:style style:name="T467" style:parent-style-name="Policepardéfaut" style:family="text">
      <style:text-properties style:font-name="Calibri" fo:font-weight="bold" style:font-weight-asian="bold" style:font-weight-complex="bold" fo:color="#000000" fo:language="en" fo:country="US"/>
    </style:style>
    <style:style style:name="T468" style:parent-style-name="Policepardéfaut" style:family="text">
      <style:text-properties style:font-name="Calibri" fo:color="#000000" fo:language="en" fo:country="US"/>
    </style:style>
    <style:style style:name="T469" style:parent-style-name="Policepardéfaut" style:family="text">
      <style:text-properties style:font-name="Calibri" fo:color="#000000" fo:language="en" fo:country="US"/>
    </style:style>
    <style:style style:name="T470" style:parent-style-name="Policepardéfaut" style:family="text">
      <style:text-properties style:font-name="Calibri" fo:font-weight="bold" style:font-weight-asian="bold" style:font-weight-complex="bold" fo:color="#000000" fo:language="en" fo:country="US"/>
    </style:style>
    <style:style style:name="T471" style:parent-style-name="Policepardéfaut" style:family="text">
      <style:text-properties style:font-name="Calibri" fo:font-weight="bold" style:font-weight-asian="bold" style:font-weight-complex="bold" fo:color="#000000" fo:language="en" fo:country="US"/>
    </style:style>
    <style:style style:name="T472" style:parent-style-name="Policepardéfaut" style:family="text">
      <style:text-properties style:font-name="Calibri" fo:color="#000000" fo:language="en" fo:country="US"/>
    </style:style>
    <style:style style:name="T473" style:parent-style-name="Policepardéfaut" style:family="text">
      <style:text-properties style:font-name="Calibri" fo:color="#000000" fo:language="en" fo:country="US"/>
    </style:style>
    <style:style style:name="T474" style:parent-style-name="Policepardéfaut" style:family="text">
      <style:text-properties style:font-name="Calibri" fo:font-weight="bold" style:font-weight-asian="bold" style:font-weight-complex="bold" fo:color="#000000" fo:language="en" fo:country="US"/>
    </style:style>
    <style:style style:name="T475" style:parent-style-name="Policepardéfaut" style:family="text">
      <style:text-properties style:font-name="Calibri" fo:font-weight="bold" style:font-weight-asian="bold" style:font-weight-complex="bold" fo:color="#000000" fo:language="en" fo:country="US"/>
    </style:style>
    <style:style style:name="T476" style:parent-style-name="Policepardéfaut" style:family="text">
      <style:text-properties style:font-name="Calibri" fo:color="#000000" fo:language="en" fo:country="US"/>
    </style:style>
    <style:style style:name="T477" style:parent-style-name="Policepardéfaut" style:family="text">
      <style:text-properties style:font-name="Calibri" fo:color="#000000" fo:language="en" fo:country="US"/>
    </style:style>
    <style:style style:name="T478" style:parent-style-name="Policepardéfaut" style:family="text">
      <style:text-properties style:font-name="Calibri" fo:font-weight="bold" style:font-weight-asian="bold" style:font-weight-complex="bold" fo:color="#000000" fo:language="en" fo:country="US"/>
    </style:style>
    <style:style style:name="P479" style:parent-style-name="Standard" style:family="paragraph">
      <style:text-properties style:font-name="Calibri" fo:color="#000000" fo:language="en" fo:country="US"/>
    </style:style>
    <style:style style:name="P480" style:parent-style-name="Standard" style:family="paragraph">
      <style:text-properties style:font-name="Calibri" fo:language="en" fo:country="US"/>
    </style:style>
    <style:style style:name="P481" style:parent-style-name="Standard" style:family="paragraph">
      <style:text-properties style:font-name="Calibri" fo:color="#006699" fo:language="en" fo:country="US"/>
    </style:style>
    <style:style style:name="P482" style:parent-style-name="Standard" style:family="paragraph">
      <style:paragraph-properties style:text-autospace="none"/>
    </style:style>
    <style:style style:name="T483" style:parent-style-name="Policepardéfaut" style:family="text">
      <style:text-properties style:font-name="Calibri" fo:color="#000000" fo:language="en" fo:country="US"/>
    </style:style>
    <style:style style:name="T484" style:parent-style-name="Policepardéfaut" style:family="text">
      <style:text-properties style:font-name="Calibri" fo:color="#222222" fo:language="en" fo:country="US"/>
    </style:style>
    <style:style style:name="T485" style:parent-style-name="Policepardéfaut" style:family="text">
      <style:text-properties style:font-name="Calibri" fo:color="#222222" fo:language="en" fo:country="US"/>
    </style:style>
    <style:style style:name="T486" style:parent-style-name="Policepardéfaut" style:family="text">
      <style:text-properties style:font-name="Calibri" fo:font-style="italic" style:font-style-asian="italic" fo:color="#222222" fo:language="en" fo:country="US"/>
    </style:style>
    <style:style style:name="T487" style:parent-style-name="Policepardéfaut" style:family="text">
      <style:text-properties style:font-name="Calibri" fo:color="#222222" fo:language="en" fo:country="US"/>
    </style:style>
    <style:style style:name="T488" style:parent-style-name="Policepardéfaut" style:family="text">
      <style:text-properties style:font-name="Calibri" fo:font-style="italic" style:font-style-asian="italic" fo:color="#222222" fo:language="en" fo:country="US"/>
    </style:style>
    <style:style style:name="T489" style:parent-style-name="Policepardéfaut" style:family="text">
      <style:text-properties style:font-name="Calibri" fo:color="#222222" fo:language="en" fo:country="US"/>
    </style:style>
    <style:style style:name="P490" style:parent-style-name="Standard" style:family="paragraph">
      <style:paragraph-properties style:text-autospace="none"/>
    </style:style>
    <style:style style:name="T491" style:parent-style-name="Policepardéfaut" style:family="text">
      <style:text-properties style:font-name="Calibri" fo:color="#000000" fo:language="en" fo:country="US"/>
    </style:style>
    <style:style style:name="T492" style:parent-style-name="Policepardéfaut" style:family="text">
      <style:text-properties style:font-name="Calibri" fo:color="#222222" fo:language="en" fo:country="US"/>
    </style:style>
    <style:style style:name="T493" style:parent-style-name="Policepardéfaut" style:family="text">
      <style:text-properties style:font-name="Calibri" fo:font-style="italic" style:font-style-asian="italic" fo:color="#222222" fo:language="en" fo:country="US"/>
    </style:style>
    <style:style style:name="T494" style:parent-style-name="Policepardéfaut" style:family="text">
      <style:text-properties style:font-name="Calibri" fo:color="#222222" fo:language="en" fo:country="US"/>
    </style:style>
    <style:style style:name="T495" style:parent-style-name="Policepardéfaut" style:family="text">
      <style:text-properties style:font-name="Calibri" fo:font-style="italic" style:font-style-asian="italic" fo:color="#222222" fo:language="en" fo:country="US"/>
    </style:style>
    <style:style style:name="T496" style:parent-style-name="Policepardéfaut" style:family="text">
      <style:text-properties style:font-name="Calibri" fo:color="#222222" fo:language="en" fo:country="US"/>
    </style:style>
    <style:style style:name="T497" style:parent-style-name="Policepardéfaut" style:family="text">
      <style:text-properties style:font-name="Calibri" fo:language="en" fo:country="US"/>
    </style:style>
    <style:style style:name="T498" style:parent-style-name="Policepardéfaut" style:family="text">
      <style:text-properties style:font-name="Calibri" fo:language="en" fo:country="US"/>
    </style:style>
    <style:style style:name="T499" style:parent-style-name="Policepardéfaut" style:family="text">
      <style:text-properties style:font-name="Calibri" fo:language="en" fo:country="US"/>
    </style:style>
    <style:style style:name="T500" style:parent-style-name="Policepardéfaut" style:family="text">
      <style:text-properties style:font-name="Calibri" fo:language="en" fo:country="US"/>
    </style:style>
    <style:style style:name="T501" style:parent-style-name="Policepardéfaut" style:family="text">
      <style:text-properties style:font-name="Calibri" fo:font-style="italic" style:font-style-asian="italic" style:font-style-complex="italic" fo:language="en" fo:country="US"/>
    </style:style>
    <style:style style:name="T502" style:parent-style-name="Policepardéfaut" style:family="text">
      <style:text-properties style:font-name="Calibri" fo:language="en" fo:country="US"/>
    </style:style>
    <style:style style:name="T503" style:parent-style-name="Policepardéfaut" style:family="text">
      <style:text-properties style:font-name="Calibri" fo:font-style="italic" style:font-style-asian="italic" style:font-style-complex="italic"/>
    </style:style>
    <style:style style:name="T504" style:parent-style-name="Policepardéfaut" style:family="text">
      <style:text-properties style:font-name="Calibri"/>
    </style:style>
    <style:style style:name="T505" style:parent-style-name="Policepardéfaut" style:family="text">
      <style:text-properties style:font-name="Calibri" fo:font-weight="bold" style:font-weight-asian="bold" style:font-weight-complex="bold"/>
    </style:style>
    <style:style style:name="T506" style:parent-style-name="Policepardéfaut" style:family="text">
      <style:text-properties style:font-name="Calibri"/>
    </style:style>
    <style:style style:name="T507" style:parent-style-name="Policepardéfaut" style:family="text">
      <style:text-properties style:font-name="Calibri" fo:language="en" fo:country="US"/>
    </style:style>
    <style:style style:name="P508" style:parent-style-name="Standard" style:family="paragraph">
      <style:text-properties style:font-name="Calibri" fo:language="en" fo:country="US"/>
    </style:style>
    <style:style style:name="P509" style:parent-style-name="Standard" style:family="paragraph">
      <style:text-properties style:font-name="Calibri" fo:language="en" fo:country="US"/>
    </style:style>
    <style:style style:name="P510" style:parent-style-name="Standard" style:family="paragraph">
      <style:text-properties style:font-name="Calibri" fo:language="en" fo:country="US"/>
    </style:style>
    <style:style style:name="P511" style:parent-style-name="Standard" style:family="paragraph">
      <style:text-properties style:font-name="Calibri" fo:language="en" fo:country="US"/>
    </style:style>
    <style:style style:name="P512" style:parent-style-name="Standard" style:family="paragraph">
      <style:paragraph-properties style:text-autospace="none"/>
      <style:text-properties fo:language="en" fo:country="US"/>
    </style:style>
    <style:style style:name="P513"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514" style:parent-style-name="Standard" style:family="paragraph">
      <style:text-properties style:font-name="Calibri" fo:color="#006699" fo:language="en" fo:country="US"/>
    </style:style>
    <style:style style:name="P515" style:parent-style-name="Standard" style:family="paragraph">
      <style:text-properties style:font-name="Calibri" fo:color="#000000" fo:language="en" fo:country="US"/>
    </style:style>
    <style:style style:name="P516" style:parent-style-name="Standard" style:family="paragraph">
      <style:text-properties style:font-name="Calibri" fo:color="#006699" fo:language="en" fo:country="US"/>
    </style:style>
    <style:style style:name="P517" style:parent-style-name="Standard" style:family="paragraph">
      <style:text-properties style:font-name="Calibri" fo:color="#006699" fo:language="en" fo:country="US"/>
    </style:style>
    <style:style style:name="T518" style:parent-style-name="Policepardéfaut" style:family="text">
      <style:text-properties style:font-name="Calibri" fo:language="en" fo:country="US"/>
    </style:style>
    <style:style style:name="T519" style:parent-style-name="Policepardéfaut" style:family="text">
      <style:text-properties style:font-name="Calibri" fo:font-weight="bold" style:font-weight-asian="bold" style:font-weight-complex="bold" fo:language="en" fo:country="US"/>
    </style:style>
    <style:style style:name="T520" style:parent-style-name="Policepardéfaut" style:family="text">
      <style:text-properties style:font-name="Calibri" fo:language="en" fo:country="US"/>
    </style:style>
    <style:style style:name="T521" style:parent-style-name="Policepardéfaut" style:family="text">
      <style:text-properties style:font-name="Calibri" fo:language="en" fo:country="US"/>
    </style:style>
    <style:style style:name="T522" style:parent-style-name="Policepardéfaut" style:family="text">
      <style:text-properties style:font-name="Calibri" fo:font-weight="bold" style:font-weight-asian="bold" style:font-weight-complex="bold" fo:language="en" fo:country="US"/>
    </style:style>
    <style:style style:name="T523" style:parent-style-name="Policepardéfaut" style:family="text">
      <style:text-properties style:font-name="Calibri" fo:language="en" fo:country="US"/>
    </style:style>
    <style:style style:name="P524" style:parent-style-name="Standard" style:family="paragraph">
      <style:text-properties style:font-name="Calibri" fo:language="en" fo:country="US"/>
    </style:style>
    <style:style style:name="P525" style:parent-style-name="Standard" style:family="paragraph">
      <style:text-properties style:font-name="Calibri" fo:color="#006699" fo:language="en" fo:country="US"/>
    </style:style>
    <style:style style:name="T526" style:parent-style-name="Policepardéfaut" style:family="text">
      <style:text-properties style:font-name="Calibri" fo:language="en" fo:country="US"/>
    </style:style>
    <style:style style:name="T527" style:parent-style-name="Policepardéfaut" style:family="text">
      <style:text-properties style:font-name="Calibri" fo:font-weight="bold" style:font-weight-asian="bold" style:font-weight-complex="bold" fo:language="en" fo:country="US"/>
    </style:style>
    <style:style style:name="T528" style:parent-style-name="Policepardéfaut" style:family="text">
      <style:text-properties style:font-name="Calibri" fo:language="en" fo:country="US"/>
    </style:style>
    <style:style style:name="T529" style:parent-style-name="Policepardéfaut" style:family="text">
      <style:text-properties style:font-name="Calibri" fo:language="en" fo:country="US"/>
    </style:style>
    <style:style style:name="T530" style:parent-style-name="Policepardéfaut" style:family="text">
      <style:text-properties style:font-name="Calibri" fo:font-weight="bold" style:font-weight-asian="bold" style:font-weight-complex="bold" fo:language="en" fo:country="US"/>
    </style:style>
    <style:style style:name="T531" style:parent-style-name="Policepardéfaut" style:family="text">
      <style:text-properties style:font-name="Calibri" fo:language="en" fo:country="US"/>
    </style:style>
    <style:style style:name="T532" style:parent-style-name="Policepardéfaut" style:family="text">
      <style:text-properties style:font-name="Calibri" fo:font-weight="bold" style:font-weight-asian="bold" style:font-weight-complex="bold" fo:language="en" fo:country="US"/>
    </style:style>
    <style:style style:name="T533" style:parent-style-name="Policepardéfaut" style:family="text">
      <style:text-properties style:font-name="Calibri" fo:language="en" fo:country="US"/>
    </style:style>
    <style:style style:name="T534" style:parent-style-name="Policepardéfaut" style:family="text">
      <style:text-properties style:font-name="Calibri" fo:language="en" fo:country="US"/>
    </style:style>
    <style:style style:name="T535" style:parent-style-name="Policepardéfaut" style:family="text">
      <style:text-properties style:font-name="Calibri" fo:font-weight="bold" style:font-weight-asian="bold" style:font-weight-complex="bold" fo:language="en" fo:country="US"/>
    </style:style>
    <style:style style:name="T536" style:parent-style-name="Policepardéfaut" style:family="text">
      <style:text-properties style:font-name="Calibri" fo:language="en" fo:country="US"/>
    </style:style>
    <style:style style:name="P537" style:parent-style-name="Standard" style:family="paragraph">
      <style:text-properties style:font-name="Calibri" fo:language="en" fo:country="US"/>
    </style:style>
    <style:style style:name="P538" style:parent-style-name="Standard" style:family="paragraph">
      <style:text-properties style:font-name="Calibri" fo:color="#006699" fo:language="en" fo:country="US"/>
    </style:style>
    <style:style style:name="P539" style:parent-style-name="Standard" style:family="paragraph">
      <style:paragraph-properties style:text-autospace="none"/>
    </style:style>
    <style:style style:name="T540" style:parent-style-name="Policepardéfaut" style:family="text">
      <style:text-properties style:font-name="Calibri" fo:color="#000000" fo:language="en" fo:country="US"/>
    </style:style>
    <style:style style:name="T541" style:parent-style-name="Policepardéfaut" style:family="text">
      <style:text-properties style:font-name="Calibri" fo:font-style="italic" style:font-style-asian="italic" style:font-style-complex="italic" fo:color="#000000" fo:language="en" fo:country="US"/>
    </style:style>
    <style:style style:name="T542" style:parent-style-name="Policepardéfaut" style:family="text">
      <style:text-properties style:font-name="Calibri" fo:color="#000000" fo:language="en" fo:country="US"/>
    </style:style>
    <style:style style:name="T543" style:parent-style-name="Policepardéfaut" style:family="text">
      <style:text-properties style:font-name="Calibri" fo:color="#000000" fo:language="en" fo:country="US"/>
    </style:style>
    <style:style style:name="P544" style:parent-style-name="Standard" style:family="paragraph">
      <style:paragraph-properties style:text-autospace="none"/>
    </style:style>
    <style:style style:name="T545" style:parent-style-name="Policepardéfaut" style:family="text">
      <style:text-properties style:font-name="Calibri" fo:color="#000000" fo:language="en" fo:country="US"/>
    </style:style>
    <style:style style:name="T546" style:parent-style-name="Policepardéfaut" style:family="text">
      <style:text-properties style:font-name="Calibri" fo:font-style="italic" style:font-style-asian="italic" style:font-style-complex="italic" fo:color="#000000" fo:language="en" fo:country="US"/>
    </style:style>
    <style:style style:name="T547" style:parent-style-name="Policepardéfaut" style:family="text">
      <style:text-properties style:font-name="Calibri" fo:color="#000000" fo:language="en" fo:country="US"/>
    </style:style>
    <style:style style:name="T548" style:parent-style-name="Policepardéfaut" style:family="text">
      <style:text-properties style:font-name="Calibri" fo:font-style="italic" style:font-style-asian="italic" style:font-style-complex="italic" fo:color="#000000" fo:language="en" fo:country="US"/>
    </style:style>
    <style:style style:name="T549" style:parent-style-name="Policepardéfaut" style:family="text">
      <style:text-properties style:font-name="Calibri" fo:color="#000000" fo:language="en" fo:country="US"/>
    </style:style>
    <style:style style:name="P550" style:parent-style-name="Standard" style:family="paragraph">
      <style:paragraph-properties style:text-autospace="none"/>
      <style:text-properties style:font-name="Calibri" fo:color="#000000" fo:language="en" fo:country="US"/>
    </style:style>
    <style:style style:name="P551" style:parent-style-name="Standard" style:family="paragraph">
      <style:text-properties style:font-name="Calibri" fo:language="en" fo:country="US"/>
    </style:style>
    <style:style style:name="P552" style:parent-style-name="Standard" style:family="paragraph">
      <style:text-properties style:font-name="Calibri" fo:language="en" fo:country="US"/>
    </style:style>
    <style:style style:name="P553" style:parent-style-name="Standard" style:family="paragraph">
      <style:text-properties style:font-name="Calibri" fo:language="en" fo:country="US"/>
    </style:style>
    <style:style style:name="P554" style:parent-style-name="Standard" style:family="paragraph">
      <style:text-properties style:font-name="Calibri" fo:language="en" fo:country="US"/>
    </style:style>
    <style:style style:name="P555" style:parent-style-name="Standard" style:family="paragraph">
      <style:text-properties style:font-name="Calibri" fo:language="en" fo:country="US"/>
    </style:style>
    <style:style style:name="P556" style:parent-style-name="Standard" style:family="paragraph">
      <style:paragraph-properties style:text-autospace="none"/>
      <style:text-properties style:font-name="Calibri" fo:color="#000000" fo:language="en" fo:country="US"/>
    </style:style>
    <style:style style:name="P557" style:parent-style-name="Standard" style:family="paragraph">
      <style:paragraph-properties fo:break-before="page" style:text-autospace="none"/>
      <style:text-properties style:font-name="Calibri" style:font-name-asian="AppleSystemUIFont" style:font-name-complex="AppleSystemUIFont" fo:font-weight="bold" style:font-weight-asian="bold" style:font-weight-complex="bold" fo:font-size="11pt" style:font-size-asian="11pt" style:font-size-complex="11pt" fo:language="en" fo:country="US"/>
    </style:style>
    <style:style style:name="P558" style:parent-style-name="Standard" style:family="paragraph">
      <style:text-properties style:font-name="Calibri" fo:color="#006699" fo:language="en" fo:country="US"/>
    </style:style>
    <style:style style:name="P559" style:parent-style-name="Standard" style:family="paragraph">
      <style:text-properties style:font-name="Calibri" fo:color="#000000" fo:language="en" fo:country="US"/>
    </style:style>
    <style:style style:name="P560" style:parent-style-name="Standard" style:family="paragraph">
      <style:text-properties style:font-name="Calibri" fo:color="#000000" fo:language="en" fo:country="US"/>
    </style:style>
    <style:style style:name="T561" style:parent-style-name="Policepardéfaut" style:family="text">
      <style:text-properties style:font-name="Calibri" fo:color="#000000" fo:language="en" fo:country="US"/>
    </style:style>
    <style:style style:name="T562" style:parent-style-name="Policepardéfaut" style:family="text">
      <style:text-properties style:font-name="Calibri" fo:color="#000000"/>
    </style:style>
    <style:style style:name="P563" style:parent-style-name="Standard" style:family="paragraph">
      <style:text-properties style:font-name="Calibri" fo:language="en" fo:country="US"/>
    </style:style>
    <style:style style:name="P564" style:parent-style-name="Standard" style:family="paragraph">
      <style:text-properties style:font-name="Calibri" fo:color="#006699" fo:language="en" fo:country="US"/>
    </style:style>
    <style:style style:name="P565" style:parent-style-name="Standard" style:family="paragraph">
      <style:paragraph-properties style:text-autospace="none"/>
    </style:style>
    <style:style style:name="T566" style:parent-style-name="Policepardéfaut" style:family="text">
      <style:text-properties style:font-name="Calibri" fo:color="#000000" fo:language="en" fo:country="US"/>
    </style:style>
    <style:style style:name="T567" style:parent-style-name="Policepardéfaut" style:family="text">
      <style:text-properties style:font-name="Calibri" fo:color="#222222" fo:language="en" fo:country="US"/>
    </style:style>
    <style:style style:name="T568" style:parent-style-name="Policepardéfaut" style:family="text">
      <style:text-properties style:font-name="Calibri" fo:font-style="italic" style:font-style-asian="italic" fo:color="#222222" fo:language="en" fo:country="US"/>
    </style:style>
    <style:style style:name="T569" style:parent-style-name="Policepardéfaut" style:family="text">
      <style:text-properties style:font-name="Calibri" fo:color="#222222" fo:language="en" fo:country="US"/>
    </style:style>
    <style:style style:name="T570" style:parent-style-name="Policepardéfaut" style:family="text">
      <style:text-properties style:font-name="Calibri" fo:font-style="italic" style:font-style-asian="italic" fo:color="#222222" fo:language="en" fo:country="US"/>
    </style:style>
    <style:style style:name="T571" style:parent-style-name="Policepardéfaut" style:family="text">
      <style:text-properties style:font-name="Calibri" fo:color="#222222" fo:language="en" fo:country="US"/>
    </style:style>
    <style:style style:name="P572" style:parent-style-name="Standard" style:family="paragraph">
      <style:paragraph-properties style:text-autospace="none"/>
    </style:style>
    <style:style style:name="T573" style:parent-style-name="Policepardéfaut" style:family="text">
      <style:text-properties style:font-name="Calibri" fo:color="#000000" fo:language="en" fo:country="US"/>
    </style:style>
    <style:style style:name="T574" style:parent-style-name="Policepardéfaut" style:family="text">
      <style:text-properties style:font-name="Calibri" fo:color="#222222" fo:language="en" fo:country="US"/>
    </style:style>
    <style:style style:name="T575" style:parent-style-name="Policepardéfaut" style:family="text">
      <style:text-properties style:font-name="Calibri" fo:font-style="italic" style:font-style-asian="italic" fo:color="#222222" fo:language="en" fo:country="US"/>
    </style:style>
    <style:style style:name="T576" style:parent-style-name="Policepardéfaut" style:family="text">
      <style:text-properties style:font-name="Calibri" fo:color="#222222" fo:language="en" fo:country="US"/>
    </style:style>
    <style:style style:name="T577" style:parent-style-name="Policepardéfaut" style:family="text">
      <style:text-properties style:font-name="Calibri" fo:font-style="italic" style:font-style-asian="italic" fo:color="#222222" fo:language="en" fo:country="US"/>
    </style:style>
    <style:style style:name="T578" style:parent-style-name="Policepardéfaut" style:family="text">
      <style:text-properties style:font-name="Calibri" fo:color="#222222" fo:language="en" fo:country="US"/>
    </style:style>
    <style:style style:name="P579" style:parent-style-name="Standard" style:family="paragraph">
      <style:text-properties style:font-name="Calibri" fo:language="en" fo:country="US"/>
    </style:style>
    <style:style style:name="P580" style:parent-style-name="Standard" style:family="paragraph">
      <style:text-properties style:font-name="Calibri" fo:language="en" fo:country="US"/>
    </style:style>
    <style:style style:name="P581" style:parent-style-name="Standard" style:family="paragraph">
      <style:text-properties style:font-name="Calibri" fo:language="en" fo:country="US"/>
    </style:style>
    <style:style style:name="P582" style:parent-style-name="Standard" style:family="paragraph">
      <style:text-properties style:font-name="Calibri" fo:language="en" fo:country="US"/>
    </style:style>
    <style:style style:name="P583" style:parent-style-name="Standard" style:family="paragraph">
      <style:text-properties style:font-name="Calibri" fo:language="en" fo:country="US"/>
    </style:style>
    <style:style style:name="P584" style:parent-style-name="Standard" style:family="paragraph">
      <style:paragraph-properties style:text-autospace="none"/>
      <style:text-properties fo:language="en" fo:country="US"/>
    </style:style>
    <style:style style:family="graphic" style:name="a0">
      <style:graphic-properties draw:fill="none" draw:stroke="solid" svg:stroke-width="0.01042in" svg:stroke-color="#a0a0a0" svg:stroke-opacity="100%" draw:stroke-linejoin="miter" svg:stroke-linecap="butt"/>
    </style:style>
  </office:automatic-styles>
  <office:body>
    <office:text text:use-soft-page-breaks="true">
      <text:p text:style-name="P1"><text:a xlink:href="https://raisingchildren.net.au/autism/therapies-guide/sensory-integration" office:target-frame-name="_top" xlink:show="replace"><text:span text:style-name="T2">https://raisingchildren.net.au/autism/therapies-guide/sensory-integration</text:span></text:a></text:p>
      <text:p text:style-name="P3"/>
      <text:p text:style-name="P4"/>
      <text:p text:style-name="P5"/>
      <text:p text:style-name="P6"/>
      <text:p text:style-name="P7">Animal Assisted Interventions (AAIs)</text:p>
      <text:p text:style-name="P8">Description of AAIs</text:p>
      <text:p text:style-name="P9">&lt;p&gt;Animal-assisted interventions base rehabilitation on the interaction with animals. In the field of animal mediation, the most represented intervention is<text:s/>equine-assisted therapy, based on interaction with the horse (through riding and care)..&lt;/p&gt;</text:p>
      <text:p text:style-name="P10"/>
      <text:p text:style-name="Standard"><text:span text:style-name="T11">&lt;p&gt;Animal-assisted interventions (AAI) refer to therapeutic practices based on structured human-animal interactions. The main aim of AAI is to improve physical, emotional, behavioral and social well-being and can rely on interactions with various animals, such as dogs, horses or even dolphins.&lt;/p&gt;&lt;p&gt;</text:span><text:span text:style-name="T12"><text:s/>In the context of ASD, the hypothesis on which the use of animal mediation is based is that of a better predictability of animal movements and behaviors, due to their more repetitive nature than in humans. This would promote better detection and interpretation of social cues (Brondino et al., 2015). Sandbank et al. (2019) note the soothing and motivating nature of this type of context, allowing for improvements beyond social functioning to the psychological well-being of the users of this intervention</text:span><text:span text:style-name="T13"><text:s/>Thes</text:span><text:span text:style-name="T14">e interventions can be of different types:&lt;/p&gt;</text:span></text:p>
      <text:p text:style-name="Standard"><text:span text:style-name="T15">&lt;p&gt;&lt;ul&gt;&lt;li&gt;&lt;u&gt;</text:span><text:span text:style-name="T16">Animal-Assisted Therapy</text:span><text:span text:style-name="T17">:&lt;/u&gt; This type of AAI is highly structured, incorporating animals into a therapeutic setting to achieve specific treatment goals. For example, equine-assisted therapy involves interactions with horses to improve physical coordination, balance and emotional stability.&lt;/li&gt;</text:span></text:p>
      <text:p text:style-name="Standard"><text:span text:style-name="T18">&lt;li&gt;&lt;u&gt;</text:span><text:span text:style-name="T19">Animal-Assisted Activities</text:span><text:span text:style-name="T20">: &lt;/u&gt; This type of AAI is less structured than animal-assisted therapy, and focus on improving general well-being and motivation through interactions with animals. Activities may include petting, grooming or simply being in the presence of animals, with the aim of promoting relaxation and reducing stress. &lt;/li&gt;</text:span></text:p>
      <text:p text:style-name="Standard"><text:span text:style-name="T21">&lt;li&gt;&lt;u&gt;</text:span><text:span text:style-name="T22">Animal-Assisted Education</text:span><text:span text:style-name="T23">: &lt;/u&gt; This last type of AAI integrates animals into educational environments to support academic and social learning. &lt;/li&gt;</text:span></text:p>
      <text:p text:style-name="P24">&lt;/ul&gt;</text:p>
      <text:p text:style-name="P25">&lt;/p&gt;</text:p>
      <text:p text:style-name="P26"/>
      <text:p text:style-name="P27">Underlying mechanisms of action</text:p>
      <text:p text:style-name="P28">Hormonal changes, stress reduction, sensory integration and improved motivation :</text:p>
      <text:p text:style-name="Standard"><text:span text:style-name="T29">-<text:s/></text:span><text:span text:style-name="T30">Release of oxytocin</text:span><text:span text:style-name="T31">: a hormone associated with social bonding and stress reduction), which can improve social interactions and reduce anxiety.</text:span></text:p>
      <text:p text:style-name="Standard"><text:span text:style-name="T32">-<text:s/></text:span><text:span text:style-name="T33">Reduction in cortisol levels</text:span><text:span text:style-name="T34"><text:s/>(stress hormone), which can contribute to calming and anxiety relief, as well as improving emotional and behavioural outcomes.</text:span></text:p>
      <text:p text:style-name="Standard"><text:span text:style-name="T35">-<text:s/></text:span><text:span text:style-name="T36">Sensory integration</text:span><text:span text:style-name="T37">: a controlled and engaging way of exposing individuals to a variety of sensory stimuli, with the aim of desensitising and improving sensory processing.</text:span></text:p>
      <text:p text:style-name="Standard"><text:span text:style-name="T38">-<text:s/></text:span><text:span text:style-name="T39">Improved motivation</text:span><text:span text:style-name="T40">: the presence of animals provides a predictable, non-judgmental social environment, which can improve engagement and motivation in therapeutic activities, and<text:s/></text:span><text:span text:style-name="T41">therefore increase the chances of achieving goals.</text:span></text:p>
      <text:p text:style-name="P42"/>
      <text:p text:style-name="P43">Additional ressources</text:p>
      <text:p text:style-name="Standard"><text:span text:style-name="T44">&lt;a href='</text:span><text:span text:style-name="T45"><text:s/></text:span><text:span text:style-name="T46">https://pubmed.ncbi.nlm.nih.gov/26064157/' <text:s/>target='_blank'&gt;</text:span><text:span text:style-name="T47"><text:s/></text:span><text:span text:style-name="T48">Brondino N, Fusar-Poli L, Rocchetti M, Provenzani U, Barale F, Politi P. Complementary and<text:s/></text:span><text:span text:style-name="T49">Alternative Therapies for Autism Spectrum Disorder. Evid Based Complement Alternat Med. 2015:258589. doi: 10.1155/2015/258589.&lt;/a&gt;</text:span></text:p>
      <text:p text:style-name="Standard"><text:span text:style-name="T50">&lt;a href='</text:span><text:span text:style-name="T51"><text:s/></text:span><text:a xlink:href="https://www.sciencedirect.com/book/9780128153956/handbook-on-animal-assisted-therapy" office:target-frame-name="_top" xlink:show="replace"><text:span text:style-name="T52">https://www.sciencedirect.com/book/9780128153956/handbook-on-animal-assisted-therapy</text:span></text:a><text:span text:style-name="T53">' target='_blank'&gt;Fine, A. H. (Ed.). (2019). Handbook on animal-assisted therapy: Foundations and guidelines for animal-assisted interventions.<text:s/></text:span><text:span text:style-name="T54">Academic press</text:span><text:span text:style-name="T55">.&lt;/a&gt;</text:span></text:p>
      <text:p text:style-name="P56"/>
      <text:p text:style-name="P57"/>
      <text:p text:style-name="Standard"><text:span text:style-name="T58">&lt;a href='https://www.bmj.com/content/383/bmj-2023-076733' target='_blank'&gt;Sandbank M, Bottema-Beutel K, Crowley LaPoint S, Feldman J I, Barrett D J, Caldwell N et al. Autism intervention meta-analysis of early childhood studies (Project AIM): updated systematic review and secondary analysis </text:span><text:span text:style-name="T59">BMJ </text:span><text:span text:style-name="T60">2023; 383 :e076733 doi:10.1136/bmj-2023-076733&lt;/a&gt;</text:span></text:p>
      <text:p text:style-name="P61">Acupuncture</text:p>
      <text:p text:style-name="P62">Description</text:p>
      <text:p text:style-name="Standard"><text:span text:style-name="T63"><office:annotation office:name="0" xml:id="296943812"><dc:creator>Gosling Corentin</dc:creator><dc:date>2024-07-30T11:41:00</dc:date><meta:creator-initials>CG</meta:creator-initials><text:p text:style-name="Commentaire"/><text:p text:style-name="Commentaire"><text:span text:style-name="T64">&lt;p&gt;Acupuncture is a form of traditional Chinese medicine.<text:s/></text:span><text:span text:style-name="T65">It involves inserting fine needles into specific points on<text:s/></text:span><text:span text:style-name="T66">the body, called acupoints, to regulate the flow of energy (Qi) and restore general balance. It includes various techniques such as body acupuncture, scalp acupuncture and electroacupuncture. Treatment protocols are generally tailored to individual needs and administered by qualified practitioners.&lt;/p&gt;</text:span></text:p><text:p text:style-name="Commentaire"/><text:p text:style-name="Commentaire"><text:span text:style-name="T67">&lt;p&gt;The traditional model is based on a holistic approach to the human being, aiming at a balance between mind and body (homeostasis). According to this model, ASD is the result of "dysregulation and insufficiency of the brain and mind" (Chen et al., 2008, cited by Cheuk, 2011). Stimulation would then alleviate the symptoms by reharmonising body and mind. The mechanisms possibly at work would be based on the modulation of neurotransmitters, glutamate and GABA, whose functioning is disrupted in ASD according<text:s/></text:span><text:span text:style-name="T68">to certain studies (Chao 2010, Carlson 2011, cited by Cheuk, 2011). The medical acupuncture paradigm hypothesises that 'acupoints' are linked to sensory neurons. Stimulation would then trigger a cascade of neurological responses to central nervous system structures, with effects on endorphin, serotonin and endocannabinoid production, immunological and endocrinological markers.&lt;/p&gt;</text:span></text:p></office:annotation>Acupuncture</text:span><text:span text:style-name="T69"><office:annotation-end office:name="0"/></text:span><text:span text:style-name="T70"><text:s/>is a technique of traditional Chinese medicine.</text:span></text:p>
      <text:p text:style-name="P71"/>
      <text:p text:style-name="P72"/>
      <text:p text:style-name="P73">&lt;p&gt;Acupuncture, a traditional Chinese medicine practice, involves inserting fine needles into specific points on the body, known as acupoints, to regulate the flow of energy (Qi) and restore overall balance. This practice includes various techniques such as body acupuncture, scalp acupuncture, and electroacupuncture. Treatment protocols are typically customized to individual needs and administered by qualified practitioners.&lt;/p&gt;</text:p>
      <text:p text:style-name="P74"/>
      <text:p text:style-name="P75">&lt;p&gt;The traditional model of acupuncture is based on a holistic approach to human health, aiming to achieve a balance between mind and body (homeostasis). According to this model, Autism Spectrum Disorder (ASD) results from "dysregulation and insufficiency of the brain and mind" (Chen et al., 2008, cited by Cheuk, 2011). Acupuncture is believed to alleviate symptoms by reharmonizing the body and mind. The mechanisms at play may involve the modulation of neurotransmitters, such as glutamate and GABA, which are known to be disrupted in individuals with ASD (Chao 2010, Carlson 2011, cited by Cheuk, 2011).&lt;/p&gt;</text:p>
      <text:p text:style-name="P76"/>
      <text:p text:style-name="P77">&lt;p&gt;The medical acupuncture paradigm hypothesizes that acupoints are connected to sensory neurons. Stimulation of these points triggers a cascade of neurological responses within the central nervous system, influencing the production of endorphins, serotonin, and endocannabinoids, as well as affecting immunological and endocrinological markers.&lt;/p&gt;</text:p>
      <text:p text:style-name="P78"/>
      <text:p text:style-name="P79"/>
      <text:p text:style-name="P80">Additional ressources</text:p>
      <text:p text:style-name="Standard"><text:span text:style-name="T81">&lt;a href='</text:span><text:span text:style-name="T82"><text:s/></text:span><text:span text:style-name="T83">https://pubmed.ncbi.nlm.nih.gov/26064157/' <text:s/>target='_blank'&gt;</text:span><text:span text:style-name="T84"><text:s/></text:span><text:span text:style-name="T85">Brondino N, Fusar-Poli L, Rocchetti M, Provenzani U, Barale F, Politi P. Complementary and Alternative Therapies for Autism Spectrum Disorder. Evid Based Complement Alternat Med. 2015:258589. doi: 10.1155/2015/258589.&lt;/a&gt;</text:span></text:p>
      <text:p text:style-name="P86"/>
      <text:p text:style-name="Standard"><text:span text:style-name="T87">&lt;a href='https://pubmed.ncbi.nlm.nih.gov/21901712/' target='_blank'&gt;Cheuk DK, Wong V, Chen WX. Acupuncture for autism spectrum disorders (ASD). Cochrane Database Syst Rev. 2011 Sep 7;2011(9):CD007849. doi: 10.1002/14651858.CD007849.pub2.<text:s/></text:span><text:span text:style-name="T88">PMID: 21901712; PMCID: PMC8939294.</text:span><text:span text:style-name="T89">&lt;/a&gt;</text:span></text:p>
      <text:p text:style-name="P90"/>
      <text:p text:style-name="P91">Gluten-free/Casein-free diets</text:p>
      <text:p text:style-name="P92">Description</text:p>
      <text:p text:style-name="P93"/>
      <text:p text:style-name="P94">&lt;p&gt;Specific diets<text:s/>utilize naturally occurring products to target biological effects through nutritional interventions. These mechanisms may involve modulation of the immune system, antioxidant activity, anti-inflammatory processes, and neuromodulation, as well as cognitive functioning. Improving somatic disorders, such as gastrointestinal issues, can have the additional benefit of alleviating certain behavioral disorders, as physiological improvements often lead to enhanced overall well-being.&lt;/p&gt;</text:p>
      <text:p text:style-name="P95"/>
      <text:p text:style-name="P96">&lt;p&gt;One of the most commonly explored diets is the gluten-free, casein-free (GFCF) diet. This dietary intervention excludes gluten, a protein found in wheat, barley, and rye, and casein, a protein found in dairy products. The GFCF diet involves eliminating all sources of gluten and casein from the individual's diet, including bread, pasta, cereals, and dairy products. Health professionals, such as nutritionists and dietitians, typically supervise the diet to ensure it is nutritionally balanced. The expected<text:s/>benefits of this restrictive diet stem from the removal of potential allergens.&lt;/p&gt;</text:p>
      <text:p text:style-name="P97"/>
      <text:p text:style-name="P98">Additional ressources</text:p>
      <text:p text:style-name="Standard"><text:span text:style-name="T99">&lt;a href='</text:span><text:span text:style-name="T100"><text:s/></text:span><text:span text:style-name="T101">https://pubmed.ncbi.nlm.nih.gov/26064157/' <text:s/>target='_blank'&gt;</text:span><text:span text:style-name="T102"><text:s/></text:span><text:span text:style-name="T103">Brondino N, Fusar-Poli L, Rocchetti M, Provenzani U, Barale F, Politi P. Complementary and Alternative Therapies for Autism Spectrum Disorder. Evid Based Complement Alternat Med. 2015:258589. doi: 10.1155/2015/258589.&lt;/a&gt;</text:span></text:p>
      <text:p text:style-name="Standard"><text:span text:style-name="T104">&lt;a href='</text:span><text:span text:style-name="T105"><text:s/></text:span><text:span text:style-name="T106">https://pubmed.ncbi.nlm.nih.gov/29382959/' target='_blank'&gt;</text:span><text:span text:style-name="T107"><text:s/></text:span><text:span text:style-name="T108">DeFilippis M. The Use of Complementary Alternative Medicine in Children and Adolescents with Autism Spectrum Disorder. Psychopharmacol Bull. 2018 Jan 15;48(1):40-63. PMID: 29382959; PMCID: PMC5765434. &lt;/a&gt;</text:span></text:p>
      <text:p text:style-name="P109">&lt;a href='' target='_blank'&gt;&lt;/a&gt;</text:p>
      <text:p text:style-name="P110">&lt;a href='' target='_blank'&gt;&lt;/a&gt;</text:p>
      <text:p text:style-name="P111">&lt;a href='' target='_blank'&gt;&lt;/a&gt;</text:p>
      <text:p text:style-name="P112">&lt;a href='' target='_blank'&gt;&lt;/a&gt;</text:p>
      <text:p text:style-name="P113">&lt;a href='' target='_blank'&gt;&lt;/a&gt;</text:p>
      <text:p text:style-name="P114"/>
      <text:p text:style-name="P115">East Asian Herbal Medicine</text:p>
      <text:p text:style-name="P116">Description</text:p>
      <text:p text:style-name="P117">&lt;p&gt; Asian Herbal Medicine encompasses a range of traditional therapies originating from East Asian countries, primarily China, Japan, and Korea. These therapies utilize blends formulated from plants, roots, and other natural substances to treat various disorders. Herbal formulas are selected based on traditional diagnostic methods and tailored to the patient's individual needs, considering their constitution, specific symptoms, and overall health.&lt;/p&gt;</text:p>
      <text:p text:style-name="P118"/>
      <text:p text:style-name="P119">&lt;p&gt;The practice of East Asian Herbal Medicine is deeply rooted in ancient philosophies, such as the concepts of Yin and Yang and the Five Elements, which emphasize balance and harmony within the body. Practitioners use a variety of diagnostic tools, including tongue observation, pulse diagnosis, and detailed patient histories, to determine the most appropriate herbal combinations.&lt;/p&gt;</text:p>
      <text:p text:style-name="P120"/>
      <text:p text:style-name="P121">&lt;p&gt;In China, Traditional Chinese Medicine (TCM) incorporates herbal medicine as a key<text:s/>component, often in conjunction with acupuncture and other modalities. Chinese herbal formulas may include well-known herbs like ginseng, licorice root, and astragalus, each selected for its unique properties and therapeutic effects.&lt;/p&gt;</text:p>
      <text:p text:style-name="P122"/>
      <text:p text:style-name="P123">&lt;p&gt;East Asian Herbal Medicine is recognized for its holistic approach, which is thought to address not only the symptoms but also the underlying causes of the condition. It aims to enhance the body's natural ability to heal and maintain health, offering a complementary or alternative option to conventional Western medicine. As with any form of treatment, it is essential for patients to consult with qualified practitioners to ensure the safe and effective use of herbal therapies.&lt;/p&gt;</text:p>
      <text:p text:style-name="P124"/>
      <text:p text:style-name="P125">Additional ressources</text:p>
      <text:p text:style-name="Standard"><text:span text:style-name="T126">&lt;a href='</text:span><text:span text:style-name="T127">https://www.ncbi.nlm.nih.gov/pmc/articles/PMC5448044/' <text:s/>target='_blank'&gt;</text:span><text:span text:style-name="T128"><text:s/></text:span><text:span text:style-name="T129">Bang M, Lee SH, Cho SH, et al. Herbal Medicine Treatment for Children with Autism Spectrum Disorder: A Systematic Review. </text:span><text:span text:style-name="T130">Evid Based Complement Alternat Med</text:span><text:span text:style-name="T131">. 2017;2017:8614680. doi:10.1155/2017/8614680</text:span><text:span text:style-name="T132">.&lt;/a&gt;</text:span></text:p>
      <text:p text:style-name="P133"/>
      <text:p text:style-name="Standard"><text:span text:style-name="T134">L-CARN</text:span><text:span text:style-name="T135">iTI</text:span><text:span text:style-name="T136">NE<text:s/></text:span><text:span text:style-name="T137"><text:line-break/></text:span><text:span text:style-name="T138">&lt;p&gt;</text:span><text:span text:style-name="T139">L-carnitine is a naturally occurring amino acid derivative that plays a crucial role in energy production. It is synthesized in the body from the amino acids lysine and methionine and is also obtained from dietary sources, particularly meat and dairy products. L-carnitine is essential for the transport of long-chain fatty acids into the mitochondria, where they are oxidized to produce energy.<text:s/></text:span><text:span text:style-name="T140">&lt;/p&gt;</text:span><text:span text:style-name="T141"><text:line-break/></text:span><text:span text:style-name="T142"><text:line-break/></text:span><text:span text:style-name="T143">&lt;p&gt;</text:span><text:span text:style-name="T144">Beyond its primary function in fatty acid metabolism, recent research has highlighted L-carnitine's involvement in various physiological processes, including cellular energy balance, neuroprotection, and muscle function. These functions make L-carnitine a critical component in overall metabolic health and physical performance.</text:span><text:span text:style-name="T145">&lt;/p&gt;</text:span><text:span text:style-name="T146"><text:line-break/></text:span><text:span text:style-name="T147"><text:line-break/></text:span><text:span text:style-name="T148">&lt;p&gt;</text:span><text:span text:style-name="T149">Given its role in energy metabolism and cellular health, L-carnitine has been investigated for its potential benefits in various health conditions, including cardiovascular diseases, muscle disorders, and neurodegenerative diseases. It is also explored for its possible therapeutic effects in Autism Spectrum Disorder (ASD).</text:span><text:span text:style-name="T150">&lt;/p&gt;</text:span><text:span text:style-name="T151"><text:line-break/></text:span><text:span text:style-name="T152"><text:line-break/></text:span><text:span text:style-name="T153"><text:line-break/></text:span><text:span text:style-name="T154"><text:line-break/></text:span><text:span text:style-name="T155"><text:line-break/></text:span><text:span text:style-name="T156">&lt;a href='</text:span><text:span text:style-name="T157"><text:s/>https://pubmed.ncbi.nlm.nih.gov/38674921/</text:span><text:span text:style-name="T158">' target='_blank'&gt;</text:span><text:span text:style-name="T159"><text:s/>Wang W, Pan D, Liu Q, Chen X, Wang S. L-Carnitine in the Treatment of Psychiatric and Neurological Manifestations: A Systematic Review. Nutrients. 2024 Apr 20;16(8):1232. doi: 10.3390/nu16081232. PMID: 38674921; PMCID: PMC11055039.</text:span><text:span text:style-name="T160">&lt;/a&gt;</text:span></text:p>
      <text:p text:style-name="P161">&lt;a href='' target='_blank'&gt;&lt;/a&gt;</text:p>
      <text:p text:style-name="P162">&lt;a href='' target='_blank'&gt;&lt;/a&gt;</text:p>
      <text:p text:style-name="Standard"><text:span text:style-name="T163">L-CARNOSINE</text:span><text:span text:style-name="T164"><text:line-break/></text:span><text:span text:style-name="T165">L-carnosine is a dipeptide molecule composed of the amino acids beta-alanine and histidine. It is found in high concentrations in muscle tissue and the brain, playing a crucial role in cellular health and function. L-carnosine acts as a potent antioxidant, neutralizing harmful free radicals and protecting cells from oxidative stress.</text:span><text:span text:style-name="T166">&lt;/p&gt;</text:span><text:span text:style-name="T167"><text:line-break/>&lt;p&gt;</text:span><text:span text:style-name="T168">Beyond its antioxidative properties, recent research has highlighted L-carnosine's involvement in various physiological processes, including protein homeostasis, cellular repair, and immune regulation. These functions contribute to its importance in maintaining overall health and preventing age-related decline.</text:span><text:span text:style-name="T169">&lt;/p&gt;</text:span><text:span text:style-name="T170"><text:line-break/>&lt;p&gt;</text:span><text:span text:style-name="T171">Given its role in cellular protection and repair, L-carnosine has been investigated for its potential benefits in a range of health conditions, including neurodegenerative diseases, cardiovascular health, and metabolic disorders. It has also been explored for its possible therapeutic effects in Autism Spectrum Disorder (ASD).<text:s/></text:span><text:span text:style-name="T172">&lt;/p&gt;</text:span><text:span text:style-name="T173"><text:line-break/></text:span><text:span text:style-name="T174"><text:line-break/></text:span><text:span text:style-name="T175"><text:line-break/></text:span><text:span text:style-name="T176"><text:line-break/></text:span><text:span text:style-name="T177"><text:line-break/></text:span><text:span text:style-name="T178"><text:line-break/></text:span><text:span text:style-name="T179"><text:line-break/></text:span><text:span text:style-name="T180">&lt;a href='</text:span><text:span text:style-name="T181"><text:s/>https://pubmed.ncbi.nlm.nih.gov/33704575/</text:span><text:span text:style-name="T182">' target='_blank'&gt;</text:span><text:span text:style-name="T183"><text:s/>Abraham DA, Undela K, Narasimhan U, Rajanandh MG. Effect of L-Carnosine in children with autism spectrum disorders: a systematic review and meta-analysis of randomised controlled trials.<text:s/></text:span><text:span text:style-name="T184">Amino Acids. 2021 Apr;53(4):575-585. doi: 10.1007/s00726-021-02960-6. Epub 2021 Mar 11. PMID: 33704575.</text:span><text:span text:style-name="T185">&lt;/a&gt;</text:span></text:p>
      <text:p text:style-name="P186">&lt;a href='' target='_blank'&gt;&lt;/a&gt;</text:p>
      <text:p text:style-name="P187">&lt;a href='' target='_blank'&gt;&lt;/a&gt;</text:p>
      <text:p text:style-name="P188">Melatonin</text:p>
      <text:p text:style-name="P189">Description</text:p>
      <text:p text:style-name="P190">&lt;p&gt;Melatonin is a hormone primarily produced by the pineal gland in the brain. It plays a crucial role in regulating the sleep-wake cycle by signaling the body to prepare for sleep when night falls. Melatonin levels typically rise in the evening, remain high throughout the night, and decrease in the morning, helping to synchronize the body's internal clock with the external environment.</text:p>
      <text:p text:style-name="P191">Melatonin supplementation is commonly used to regulate sleep cycles and promote better rest, particularly in individuals with sleep disorders, jet lag, or irregular sleep patterns. By improving the quality and consistency of sleep, melatonin can have a positive impact on overall health and well-being.&lt;/p&gt;</text:p>
      <text:p text:style-name="P192">&lt;p&gt;Adequate sleep is essential for cognitive functions such as memory, attention, and problem-solving. Therefore, improving sleep quality through melatonin supplementation is expected to lead to better cognitive performance and behavioral regulation.&lt;/p&gt;</text:p>
      <text:p text:style-name="P193">&lt;p&gt;Melatonin is often used in various therapeutic contexts, including for children with autism spectrum disorder (ASD), where sleep disturbances are common. Dosage, timing, and potential interactions with other medications or health conditions need to be carefully managed with a healthcare professional to ensure optimal benefits and minimize any adverse effects.&lt;/p&gt;</text:p>
      <text:p text:style-name="P194"/>
      <text:p text:style-name="P195">Additional ressources</text:p>
      <text:p text:style-name="P196"/>
      <text:p text:style-name="P197"><text:span text:style-name="T198">&lt;a href='</text:span><text:span text:style-name="T199"><text:s/></text:span><text:span text:style-name="T200">https://pubmed.ncbi.nlm.nih.gov/32682113/' target='_blank'&gt;</text:span><text:span text:style-name="T201"><text:s/>Wu ZY, Huang SD, Zou JJ, Wang QX, Naveed M, Bao HN, Wang W,<text:s/></text:span><text:span text:style-name="T202">Fukunaga K, Han F. Autism spectrum disorder (ASD): Disturbance of the melatonin system and its implications. Biomed Pharmacother. 2020 Oct;130:110496. doi: 10.1016/j.biopha.2020.110496. Epub 2020 Jul 15. PMID: 32682113.</text:span><text:span text:style-name="T203">&lt;/a&gt;</text:span></text:p>
      <text:p text:style-name="P204">&lt;a href='' target='_blank'&gt;&lt;/a&gt;</text:p>
      <text:p text:style-name="P205">&lt;a href='' target='_blank'&gt;&lt;/a&gt;</text:p>
      <text:p text:style-name="P206">&lt;a href='' target='_blank'&gt;&lt;/a&gt;</text:p>
      <text:p text:style-name="P207">&lt;a href='' target='_blank'&gt;&lt;/a&gt;</text:p>
      <text:p text:style-name="P208"/>
      <text:p text:style-name="P209">Music Therapy</text:p>
      <text:p text:style-name="P210">Description</text:p>
      <text:p text:style-name="P211">&lt;p&gt;Music therapy leverages the emotional, cognitive, and social dimensions of music to promote improvements in these areas and achieve therapeutic goals. Interventions involve structured musical activities such as singing, playing an instrument, improvising, and listening to music. These activities are designed to engage individuals in a motivating and enjoyable way. &lt;/p&gt;</text:p>
      <text:p text:style-name="P212"/>
      <text:p text:style-name="P213">&lt;p&gt;The World Federation of Music Therapy (WFMT) defines music therapy as “the professional use of music and its elements as an intervention in medical, educational, and everyday environments with individuals, groups, families, or communities who seek to optimize their quality of life and improve their physical, social, communicative, emotional, intellectual, and spiritual health and wellbeing.” Music therapy includes various activities, such as: &lt;/p&gt;</text:p>
      <text:p text:style-name="P214"/>
      <text:p text:style-name="P215">&lt;p&gt;&lt;ul&gt;</text:p>
      <text:p text:style-name="Standard"><text:span text:style-name="T216">&lt;li&gt;</text:span><text:span text:style-name="T217">Music listening:</text:span><text:span text:style-name="T218"><text:s/>Passive engagement with music to induce relaxation or evoke emotional responses.&lt;/li&gt;</text:span></text:p>
      <text:p text:style-name="Standard"><text:span text:style-name="T219">&lt;li&gt;Practice:</text:span><text:span text:style-name="T220"><text:s/>Active engagement through singing, playing instruments, and rhythm training to enhance motor skills and coordination.&lt;/li&gt;</text:span></text:p>
      <text:p text:style-name="Standard"><text:span text:style-name="T221">&lt;li&gt;Improvisational music-making:</text:span><text:span text:style-name="T222"><text:s/>Creating spontaneous music to encourage creativity and expression.&lt;/li&gt;</text:span></text:p>
      <text:p text:style-name="P223">&lt;/ul&gt;&lt;/p&gt;</text:p>
      <text:p text:style-name="P224"/>
      <text:p text:style-name="Standard"><text:span text:style-name="T225">&lt;p&gt;In the context of autism, music therapy operates on the premise that music is a universal language that can stimulate communication. It can help individuals with autism by encouraging joint<text:s/></text:span><text:span text:style-name="T226">attention, eye contact, and turn-taking, making it accessible to both verbal and non-verbal people. Additionally, musical improvisation provides a structured yet flexible context, offering predictability with room for spontaneity. &lt;/p&gt;</text:span></text:p>
      <text:p text:style-name="P227"/>
      <text:p text:style-name="Standard"><text:span text:style-name="T228">Additional ressources</text:span></text:p>
      <text:p text:style-name="P229"><text:span text:style-name="T230">&lt;a href='</text:span><text:span text:style-name="T231"><text:s/></text:span><text:a xlink:href="https://www.tandfonline.com/doi/full/10.1080/17489539.2020.1774104" office:target-frame-name="_top" xlink:show="replace"><text:span text:style-name="T232">https://www.tandfonline.com/doi/full/10.1080/17489539.2020.1774104</text:span></text:a><text:span text:style-name="T233">' target='_blank'&gt;</text:span><text:span text:style-name="T234"><text:s/></text:span><text:span text:style-name="T235">Yoder, P. J. (2020). A recent review concluding that brief music therapy is the most effective treatment for preschoolers with ASD is not credible. </text:span><text:span text:style-name="T236">Evidence-Based Communication Assessment and Intervention</text:span><text:span text:style-name="T237">, </text:span><text:span text:style-name="T238">14</text:span><text:span text:style-name="T239">(4), 253–255. https://doi.org/10.1080/17489539.2020.1774104&lt;/a&gt;</text:span></text:p>
      <text:p text:style-name="Standard"><text:span text:style-name="T240">&lt;a href='</text:span><text:span text:style-name="T241"><text:s/></text:span><text:span text:style-name="T242">https://www.cochranelibrary.com/cdsr/doi/10.1002/14651858.CD004381.pub4/full/es' target='_blank'&gt;</text:span><text:span text:style-name="T243"><text:s/></text:span><text:span text:style-name="T244">Geretsegger M, Fusar-Poli L, Elefant C, Mössler KA, Vitale G, Gold C. Music therapy for autistic people. Cochrane Database of Systematic Reviews 2022, Issue 5. Art. No.: CD004381. DOI: 10.1002/14651858.CD004381.pub4.&lt;/a&gt;</text:span></text:p>
      <text:p text:style-name="P245"/>
      <text:p text:style-name="P246">&lt;a href='' target='_blank'&gt;&lt;/a&gt;</text:p>
      <text:p text:style-name="P247">&lt;a href='' target='_blank'&gt;&lt;/a&gt;</text:p>
      <text:p text:style-name="P248"/>
      <text:p text:style-name="P249">N-acetylcysteine</text:p>
      <text:p text:style-name="P250">Description</text:p>
      <text:p text:style-name="Standard"><text:span text:style-name="T251">&lt;p&gt;</text:span><text:span text:style-name="T252"><text:s/></text:span><text:span text:style-name="T253">N-acetylcysteine (NAC) is a derivative of the amino acid cysteine and serves as a<text:s/></text:span><text:span text:style-name="T254">precursor to glutathione, one of the body’s most essential antioxidants. Glutathione plays a critical role in protecting cells from oxidative stress and maintaining overall cellular health. Due to its powerful antioxidant properties and its ability to modulate the glutamatergic and dopaminergic systems, NAC has been explored as a therapeutic option for various psychiatric and neurological conditions.&lt;/p&gt;</text:span></text:p>
      <text:p text:style-name="P255"/>
      <text:p text:style-name="P256">Additional ressources</text:p>
      <text:p text:style-name="P257"/>
      <text:p text:style-name="Standard"><text:span text:style-name="T258">&lt;a href='</text:span><text:a xlink:href="https://link.springer.com/article/10.1007/s40263-022-00907-3" office:target-frame-name="_top" xlink:show="replace"><text:span text:style-name="T259">https://link.springer.com/article/10.1007/s40263-022-00907-3</text:span></text:a><text:span text:style-name="T260">' target='_blank'&gt;Bradlow, R.C.J., Berk, M., Kalivas, P.W. </text:span><text:span text:style-name="T261">et al.</text:span><text:span text:style-name="T262"> The Potential of </text:span><text:span text:style-name="T263">N</text:span><text:span text:style-name="T264">-Acetyl-L-Cysteine (NAC) in the Treatment of Psychiatric Disorders. </text:span><text:span text:style-name="T265">CNS Drugs</text:span><text:span text:style-name="T266"> </text:span><text:span text:style-name="T267">36</text:span><text:span text:style-name="T268">, 451–482 (2022). https://doi.org/10.1007/s40263-022-00907-3</text:span><text:span text:style-name="T269">&lt;/a&gt;</text:span></text:p>
      <text:p text:style-name="P270">&lt;a href='' target='_blank'&gt;&lt;/a&gt;</text:p>
      <text:p text:style-name="P271">&lt;a href='' target='_blank'&gt;&lt;/a&gt;</text:p>
      <text:p text:style-name="P272">&lt;a href='' target='_blank'&gt;&lt;/a&gt;</text:p>
      <text:p text:style-name="P273">&lt;a href='' target='_blank'&gt;&lt;/a&gt;</text:p>
      <text:p text:style-name="P274">&lt;a href='' target='_blank'&gt;&lt;/a&gt;</text:p>
      <text:p text:style-name="P275"/>
      <text:p text:style-name="P276">Oxytocin</text:p>
      <text:p text:style-name="P277">Description</text:p>
      <text:p text:style-name="P278">&lt;p&gt;Oxytocin is a neuropeptide hormone that plays a crucial role in social bonding, trust, and emotional regulation. It is naturally produced in the hypothalamus and released into the bloodstream and brain, where it influences various aspects of social behavior. In clinical settings, oxytocin is mainly administered intranasally to target the central nervous system directly. &lt;/p&gt;</text:p>
      <text:p text:style-name="P279"/>
      <text:p text:style-name="P280">&lt;p&gt;Due to its significant role in social cognition and behavior, oxytocin has been studied as a potential therapeutic agent for Autism Spectrum Disorder (ASD) with the aim of improving social functioning. Nasal administration allows oxytocin to cross the blood-brain barrier more efficiently, facilitating its action on brain regions involved in social cognition. &lt;/p&gt;</text:p>
      <text:p text:style-name="P281">&lt;p&gt;Interventions based on intranasal oxytocin administration are grounded in its involvement in enhancing social cognition, including theory of mind and empathy (Hammock et al., 2015). The proposed mechanisms of action include: &lt;/p&gt;</text:p>
      <text:p text:style-name="Standard"><text:span text:style-name="T282">&lt;p&gt;&lt;ul&gt;&lt;li&gt;F</text:span><text:span text:style-name="T283">ear<text:s/></text:span><text:span text:style-name="T284">Reduction:</text:span><text:span text:style-name="T285"><text:s/>Oxytocin may reduce fear and anxiety, making social interactions less intimidating and more manageable for individuals with ASD.&lt;/li&gt;</text:span></text:p>
      <text:p text:style-name="Standard"><text:span text:style-name="T286">&lt;li&gt;Increased Social Motivation:</text:span><text:span text:style-name="T287"><text:s/>By enhancing the reward system associated with social interactions, oxytocin may increase the desire to engage in social activities.&lt;/li&gt;</text:span></text:p>
      <text:p text:style-name="Standard"><text:span text:style-name="T288">&lt;li&gt;Improved Detection of Social Cues:</text:span><text:span text:style-name="T289"><text:s/>Oxytocin might enhance the ability to recognize and interpret social signals, such as facial expressions and body language, thereby improving social communication.&lt;/li&gt;</text:span></text:p>
      <text:p text:style-name="P290">&lt;/ul&gt;&lt;/p&gt;</text:p>
      <text:p text:style-name="P291">&lt;p&gt;Commonly, oxytocin is administered in dosages ranging from 18 to 40 international units (IU) per day, divided into multiple doses. It is essential for these interventions to be supervised by healthcare professionals to ensure safety and monitor for any potential side effects, such as nasal irritation or headaches. &lt;/p&gt;</text:p>
      <text:p text:style-name="P292"/>
      <text:p text:style-name="P293">Additional ressources</text:p>
      <text:p text:style-name="P294"/>
      <text:p text:style-name="P295"><text:span text:style-name="T296">&lt;a href='</text:span><text:span text:style-name="T297"><text:s/></text:span><text:span text:style-name="T298">https://www.ncbi.nlm.nih.gov/pmc/articles/PMC4120070/' target='_blank'&gt;</text:span><text:span text:style-name="T299"><text:s/>Cochran DM, Fallon D, Hill M, Frazier JA. The role of<text:s/></text:span><text:span text:style-name="T300">oxytocin in psychiatric disorders: a review of biological and therapeutic research findings. </text:span><text:span text:style-name="T301">Harv Rev Psychiatry</text:span><text:span text:style-name="T302">. 2013;21(5):219-247. doi:10.1097/HRP.0b013e3182a75b7d</text:span></text:p>
      <text:p text:style-name="P303">&lt;/a&gt;</text:p>
      <text:p text:style-name="P304">&lt;a href='' target='_blank'&gt;&lt;/a&gt;</text:p>
      <text:p text:style-name="P305">&lt;a href='' target='_blank'&gt;&lt;/a&gt;</text:p>
      <text:p text:style-name="P306">&lt;a href='' target='_blank'&gt;&lt;/a&gt;</text:p>
      <text:p text:style-name="P307">&lt;a href='' target='_blank'&gt;&lt;/a&gt;</text:p>
      <text:p text:style-name="P308"/>
      <text:p text:style-name="P309">Physical activity</text:p>
      <text:p text:style-name="P310">Description</text:p>
      <text:p text:style-name="P311">&lt;p&gt;Physical activity encompasses any bodily movement produced by skeletal muscles that requires energy expenditure, including exercise, sports, dance, and play. It has been widely studied as a complementary therapy for various conditions. Programs can be structured or unstructured and are tailored to an individual's abilities and preferences. These interventions often include aerobic, strength, and flexibility exercises, as well as activities that promote motor coordination. Group activities, such as team sports or dance classes, are also common, providing opportunities for social interaction and structured environments conducive to skill development. &lt;/p&gt;</text:p>
      <text:p text:style-name="P312"/>
      <text:p text:style-name="P313">&lt;p&gt;Overall, integrating physical activity into therapeutic programs can offer a holistic approach to enhancing physical, mental, and emotional well-being, making it a valuable component in the management of various conditions, including ASD. &lt;/p&gt;</text:p>
      <text:p text:style-name="P314"/>
      <text:p text:style-name="P315"/>
      <text:p text:style-name="P316">Additional ressources</text:p>
      <text:p text:style-name="Standard"><text:span text:style-name="T317">&lt;a href='https://www.cambridge.org/core/journals/bjpsych-advances/article/physical-activity-as-an-intervention-in-severe-mental-illness/710228AD691DFFABE6A6E150CA7F0AE3' target='_blank'&gt;Kandola AA, Osborn DPJ. Physical activity as an intervention in severe mental illness. </text:span><text:span text:style-name="T318">BJPsych Advances</text:span><text:span text:style-name="T319">. 2022;28(2):112-121. doi:10.1192/bja.2021.33&lt;/a&gt;</text:span></text:p>
      <text:p text:style-name="P320">&lt;a href='' target='_blank'&gt;&lt;/a&gt;</text:p>
      <text:p text:style-name="P321">&lt;a href='' target='_blank'&gt;&lt;/a&gt;</text:p>
      <text:p text:style-name="P322">&lt;a href='' target='_blank'&gt;&lt;/a&gt;</text:p>
      <text:p text:style-name="P323">&lt;a href='' target='_blank'&gt;&lt;/a&gt;</text:p>
      <text:p text:style-name="P324"><text:span text:style-name="T325">40.</text:span></text:p>
      <text:p text:style-name="P326">Probiotics</text:p>
      <text:p text:style-name="P327">Description</text:p>
      <text:p text:style-name="P328">&lt;p&gt;Probiotics are living<text:s/>microorganisms that, when consumed in sufficient quantities, help maintain the microbial balance of the intestine. They achieve this by modulating the activity of the intestinal immune system, reinforcing the intestinal mucosal barrier, and exerting direct antimicrobial effects. By promoting a healthy gut microbiome, probiotics contribute to the overall intestinal health of their host. These beneficial microorganisms are commonly found in fermented foods such as yogurt, kefir, sauerkraut, kimchi, and in dietary supplements. &lt;/p&gt;</text:p>
      <text:p text:style-name="P329"/>
      <text:p text:style-name="P330">&lt;p&gt;One of the emerging areas of research is the gut-brain axis, a complex two-way communication system between the gastrointestinal tract and the central nervous system. Scientists are exploring how probiotics can influence neurological and psychological conditions through this axis.</text:p>
      <text:p text:style-name="P331">The gut-brain axis involves several pathways, including: &lt;/p&gt;</text:p>
      <text:p text:style-name="Standard"><text:span text:style-name="T332">&lt;p&gt;&lt;ul&gt;&lt;li&gt;</text:span><text:span text:style-name="T333">Neural pathways:</text:span><text:span text:style-name="T334"><text:s/>The vagus nerve plays a crucial role in transmitting signals between the gut and the brain.&lt;/li&gt;</text:span></text:p>
      <text:p text:style-name="Standard"><text:span text:style-name="T335">&lt;li&gt;Immune system modulation:</text:span><text:span text:style-name="T336"><text:s/>Probiotics can influence the production of cytokines and other immune responses that affect brain function.&lt;/li&gt;</text:span></text:p>
      <text:p text:style-name="Standard"><text:span text:style-name="T337">&lt;li&gt;Metabolic pathways:</text:span><text:span text:style-name="T338"><text:s/>Short-chain fatty acids and other metabolites produced by gut bacteria can cross the blood-brain barrier and impact brain activity.&lt;/li&gt;</text:span></text:p>
      <text:p text:style-name="Standard"><text:span text:style-name="T339">&lt;li&gt;Endocrine signaling:</text:span><text:span text:style-name="T340"><text:s/>Gut microbes can affect the production of hormones and neurotransmitters such as serotonin, which is predominantly produced in the gut.&lt;/li&gt;</text:span></text:p>
      <text:p text:style-name="P341">&lt;/ul&gt;&lt;/p&gt;</text:p>
      <text:p text:style-name="P342"/>
      <text:p text:style-name="P343">&lt;p&gt;Overall, while more research is needed to<text:s/>fully understand the mechanisms and efficacy of probiotics in treating neurological and psychological conditions, the current findings highlight the significant potential of probiotics as a complementary approach to promoting mental and physical health. &lt;/p&gt;</text:p>
      <text:p text:style-name="P344"/>
      <text:p text:style-name="P345">Additional ressources</text:p>
      <text:p text:style-name="Standard"><text:span text:style-name="T346">&lt;a href='https://pubmed.ncbi.nlm.nih.gov/31769847/' target='_blank'&gt;Barbosa RSD, Vieira-Coelho MA.<text:s/></text:span><text:span text:style-name="T347">Probiotics and prebiotics: focus on psychiatric disorders - a systematic review.<text:s/></text:span><text:span text:style-name="T348">Nutr Rev. 2020 Jun 1;78(6):437-450. doi: 10.1093/nutrit/nuz080. PMID: 31769847.</text:span><text:span text:style-name="T349">&lt;/a&gt;</text:span></text:p>
      <text:p text:style-name="P350">&lt;a href='' target='_blank'&gt;&lt;/a&gt;</text:p>
      <text:p text:style-name="P351">&lt;a href='' target='_blank'&gt;&lt;/a&gt;</text:p>
      <text:p text:style-name="P352">&lt;a href='' target='_blank'&gt;&lt;/a&gt;</text:p>
      <text:p text:style-name="P353">&lt;a href='' target='_blank'&gt;&lt;/a&gt;</text:p>
      <text:p text:style-name="P354"/>
      <text:p text:style-name="P355">Omega-3 / Polyunsaturated Fatty Acids (PUFAs)</text:p>
      <text:p text:style-name="P356">Description</text:p>
      <text:p text:style-name="P357">&lt;p&gt;Omega-3 polyunsaturated fatty acids (PUFAs) are essential fatty acids that play a crucial role in brain function and development. These fatty acids cannot be synthesized by the human body and must be obtained through diet or supplementation. They are found in high concentrations in fish oil, flaxseed oil, and certain types of seaweed. &lt;/p&gt;</text:p>
      <text:p text:style-name="P358"/>
      <text:p text:style-name="P359">&lt;p&gt;The primary types of omega-3 fatty acids important for human health include: &lt;/p&gt;</text:p>
      <text:p text:style-name="Standard"><text:span text:style-name="T360">&lt;p&gt;&lt;ul&gt;&lt;li&gt;</text:span><text:span text:style-name="T361">Eicosapentaenoic acid (EPA):</text:span><text:span text:style-name="T362"><text:s/>Primarily found in fish and fish oil, EPA is known for its<text:s/></text:span><text:span text:style-name="T363">anti-inflammatory properties.&lt;/li&gt;</text:span></text:p>
      <text:p text:style-name="Standard"><text:span text:style-name="T364">&lt;li&gt;Docosahexaenoic acid (DHA):</text:span><text:span text:style-name="T365"><text:s/>Also found in fish and fish oil, DHA is a major structural component of the brain and retina.&lt;/li&gt;</text:span></text:p>
      <text:p text:style-name="Standard"><text:span text:style-name="T366">&lt;li&gt;Alpha-linolenic acid (ALA):</text:span><text:span text:style-name="T367"><text:s/>Found in plant oils such as flaxseed, chia seeds, and<text:s/></text:span><text:span text:style-name="T368">walnuts, ALA can be converted in small amounts to EPA and DHA in the body.</text:span><text:span text:style-name="T369"><text:line-break/></text:span><text:span text:style-name="T370">&lt;/li&gt;&lt;/ul&gt;&lt;/p&gt;</text:span></text:p>
      <text:p text:style-name="P371"/>
      <text:p text:style-name="P372">&lt;p&gt;Given their critical role in brain health, ensuring sufficient intake of omega-3 fatty acids through diet or supplementation is important. Fatty fish such as salmon, mackerel, and sardines are excellent dietary sources of EPA and DHA. For those who do not consume fish, flaxseed oil, chia seeds, and walnuts are good sources of ALA, although they are less efficiently converted to EPA and DHA.&lt;/p&gt;</text:p>
      <text:p text:style-name="P373"/>
      <text:p text:style-name="P374">&lt;p&gt;Overall, omega-3 PUFAs are indispensable for maintaining optimal brain function and development throughout life. Their broad range of benefits underscores the importance of including these essential fatty acids in a balanced diet.&lt;/p&gt;</text:p>
      <text:p text:style-name="Standard"><text:span text:style-name="T375"><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span></text:p>
      <text:p text:style-name="P376">Additional ressources</text:p>
      <text:p text:style-name="P377">&lt;a href='https://www.ncbi.nlm.nih.gov/pmc/articles/PMC6862261/' target='_blank'&gt;Bozzatello P, Rocca P, Mantelli E, Bellino S. Polyunsaturated Fatty Acids: What is Their Role in Treatment of Psychiatric Disorders?. Int J Mol Sci. 2019;20(21):5257. Published 2019 Oct 23. doi:10.3390/ijms20215257&lt;/a&gt;</text:p>
      <text:p text:style-name="P378">&lt;a href='' target='_blank'&gt;&lt;/a&gt;</text:p>
      <text:p text:style-name="P379">&lt;a href='' target='_blank'&gt;&lt;/a&gt;</text:p>
      <text:p text:style-name="P380">&lt;a href='' target='_blank'&gt;&lt;/a&gt;</text:p>
      <text:p text:style-name="P381">&lt;a href='' target='_blank'&gt;&lt;/a&gt;</text:p>
      <text:p text:style-name="P382"/>
      <text:p text:style-name="P383"/>
      <text:p text:style-name="P384"/>
      <text:p text:style-name="P385">Repetitive Transcranial Magnetic Stimulation (rTMS)</text:p>
      <text:p text:style-name="P386">Description</text:p>
      <text:p text:style-name="P387">&lt;p&gt;Repetitive transcranial magnetic stimulation (rTMS) is a non-invasive neuromodulation technique that uses electromagnetic fields to induce electrical currents in specific brain regions. The technique involves delivering repetitive magnetic pulses to the scalp, which can stimulate or inhibit neuronal activity depending on the frequency and pattern of the pulses.&lt;/p&gt;</text:p>
      <text:p text:style-name="P388">&lt;p&gt;Low-frequency rTMS (typically 1 Hz) is generally used to inhibit neuronal activity, whereas high-frequency rTMS (typically 10-20 Hz) is used to stimulate neuronal<text:s/>activity. This ability to modulate brain activity makes rTMS a versatile tool in the treatment of various neurological and psychiatric conditions.&lt;/p&gt;</text:p>
      <text:p text:style-name="Standard"><text:span text:style-name="T389">&lt;p&gt;</text:span><text:span text:style-name="T390">rTMS is typically administered in an outpatient setting, with each session lasting about 30-60 minutes. Treatment protocols often involve daily sessions over several weeks.<text:s/></text:span><text:span text:style-name="T391">It is essential for this intervention to be supervised by healthcare professionals to ensure safety and monitor for any potential side effects</text:span><text:span text:style-name="T392">.</text:span><text:span text:style-name="T393">&lt;/p&gt;</text:span></text:p>
      <text:p text:style-name="P394"><text:tab/></text:p>
      <text:p text:style-name="P395"/>
      <text:p text:style-name="P396">Additional ressources</text:p>
      <text:p text:style-name="P397"/>
      <text:p text:style-name="P398">&lt;a href='https://www.sciencedirect.com/science/article/pii/S0006322323017456' target='_blank'&gt;Fitzsimmons SMDD, Oostra E, Postma TS, van der Werf YD, van den Heuvel OA. Repetitive Transcranial Magnetic Stimulation-Induced Neuroplasticity and the Treatment of Psychiatric Disorders: State of the Evidence and Future Opportunities. Biol Psychiatry. 2024 Mar 15;95(6):592-600. doi: 10.1016/j.biopsych.2023.11.016. Epub 2023 Nov 30. PMID: 38040046.&lt;/a&gt;</text:p>
      <text:p text:style-name="P399">&lt;a href='' target='_blank'&gt;&lt;/a&gt;</text:p>
      <text:p text:style-name="P400">&lt;a href='' target='_blank'&gt;&lt;/a&gt;</text:p>
      <text:p text:style-name="P401">&lt;a href='' target='_blank'&gt;&lt;/a&gt;</text:p>
      <text:p text:style-name="P402">&lt;a href='' target='_blank'&gt;&lt;/a&gt;</text:p>
      <text:p text:style-name="P403"/>
      <text:p text:style-name="P404">Secretin</text:p>
      <text:p text:style-name="P405">Description</text:p>
      <text:p text:style-name="P406">&lt;p&gt;Secretin is a peptide hormone produced in the small intestine, playing a crucial role in the digestive system by regulating the pH of the small intestine and stimulating the secretion of bicarbonate by the pancreas. This bicarbonate neutralizes stomach acid, creating an optimal environment for digestive enzymes to function.&lt;/p&gt;</text:p>
      <text:p text:style-name="P407">&lt;p&gt;Interest in secretin as a treatment for Autism Spectrum Disorder (ASD) was sparked by a report suggesting that a child with ASD showed marked improvements in language and behavior following an infusion of secretin during an endoscopy procedure. This observation led to further exploration of secretin’s potential therapeutic effects for individuals with ASD.&lt;/p&gt;</text:p>
      <text:p text:style-name="P408">Additional ressources</text:p>
      <text:p text:style-name="P409"><text:span text:style-name="T410">• DeFilippis, M. (2018). The use of complementary alternative medicine ins children and adolescents with autism spectrum disorder.<text:s/></text:span><text:span text:style-name="T411">Psychopharmacology Bulletin</text:span><text:span text:style-name="T412">, 48(1), 40.</text:span></text:p>
      <text:p text:style-name="P413"><text:span text:style-name="T414">• Goin-Kochel, R. P., Mackintosh, V. H., &amp; Myers, B. J. (2009). Parental reports on the efficacy of treatments and therapies for their children with autism spectrum disorders.<text:s/></text:span><text:span text:style-name="T415">Research in Autism Spectrum Disorders</text:span><text:span text:style-name="T416">, 3(2), 528-537.</text:span></text:p>
      <text:p text:style-name="P417">&lt;a href='https://pubmed.ncbi.nlm.nih.gov/22513913/' target='_blank'&gt;Williams K, Wray JA, Wheeler DM. Intravenous secretin for autism spectrum disorders (ASD). Cochrane Database Syst Rev. 2012 Apr 18;2012(4):CD003495. doi: 10.1002/14651858.CD003495.pub3. PMID: 22513913; PMCID: PMC7154585.&lt;/a&gt;</text:p>
      <text:p text:style-name="P418">&lt;a href='' target='_blank'&gt;&lt;/a&gt;</text:p>
      <text:p text:style-name="P419">&lt;a href='' target='_blank'&gt;&lt;/a&gt;</text:p>
      <text:p text:style-name="P420">&lt;a href='' target='_blank'&gt;&lt;/a&gt;</text:p>
      <text:p text:style-name="P421">&lt;a href='' target='_blank'&gt;&lt;/a&gt;</text:p>
      <text:p text:style-name="P422"/>
      <text:p text:style-name="P423">sulforaphane </text:p>
      <text:p text:style-name="P424">Description</text:p>
      <text:p text:style-name="P425">&lt;p&gt;Sulforaphane is a naturally occurring compound found in cruciferous vegetables such as broccoli, Brussels sprouts, and kale. It is a type of isothiocyanate, which is produced when the enzyme myrosinase transforms glucoraphanin (a glucosinolate) into sulforaphane during the chewing and digestion of these vegetables. Sulforaphane is renowned for its potent antioxidant and anti-inflammatory properties. &lt;/p&gt;</text:p>
      <text:p text:style-name="P426">&lt;p&gt;Recent research has highlighted sulforaphane's involvement in various physiological processes, including detoxification, cellular protection, and modulation of the body's defense systems. These functions make sulforaphane a vital compound in promoting overall health and preventing chronic diseases. &lt;/p&gt;</text:p>
      <text:p text:style-name="P427"/>
      <text:p text:style-name="P428">&lt;p&gt;Given its role in cellular protection and detoxification, sulforaphane has been investigated for its potential benefits in various health conditions, including cancer prevention, cardiovascular health, and neurodegenerative diseases. It is also explored for its possible therapeutic effects in Autism Spectrum Disorder (ASD). In the context of ASD, sulforaphane may influence cognitive function, behavior, and neurological health by reducing oxidative stress and inflammation, which are often elevated in individuals with ASD. &lt;/p&gt;</text:p>
      <text:p text:style-name="P429"/>
      <text:p text:style-name="Standard"><text:span text:style-name="T430">&lt;a href='</text:span><text:span text:style-name="T431">https://www.ncbi.nlm.nih.gov/pmc/articles/PMC8987744/</text:span><text:span text:style-name="T432">' target='_blank'&gt;</text:span><text:span text:style-name="T433"><text:s/></text:span><text:span text:style-name="T434">Zheng W, Li X, Zhang T, Wang J. Biological mechanisms and clinical efficacy of sulforaphane for mental disorders. </text:span><text:span text:style-name="T435">Gen Psychiatr</text:span><text:span text:style-name="T436">. 2022;35(2):e100700. Published 2022 Apr 5. doi:10.1136/gpsych-2021-100700</text:span><text:span text:style-name="T437">&lt;/a&gt;</text:span></text:p>
      <text:p text:style-name="P438"/>
      <text:p text:style-name="P439">&lt;a href='' target='_blank'&gt;&lt;/a&gt;</text:p>
      <text:p text:style-name="P440">&lt;a href='' target='_blank'&gt;&lt;/a&gt;</text:p>
      <text:p text:style-name="P441">&lt;a href='' target='_blank'&gt;&lt;/a&gt;</text:p>
      <text:p text:style-name="P442">&lt;a href='' target='_blank'&gt;&lt;/a&gt;</text:p>
      <text:p text:style-name="P443"/>
      <text:p text:style-name="P444">Sensory integration therapy</text:p>
      <text:p text:style-name="P445">Description</text:p>
      <text:p text:style-name="P446">&lt;p&gt;Sensory Integration Therapy (SENS) is an intervention designed to help individuals with sensory processing problems, which are common in Autism Spectrum Disorder (ASD). Developed by occupational therapist Anna Jean Ayres, SIT is based on the principle that difficulties in processing and integrating sensory information can lead to challenges in daily functioning, behavior, and social interactions. The goal of SIT is to enhance the brain's ability to process sensory information from the body and the environment, enabling individuals to respond to sensory stimuli more appropriately.&lt;/p&gt;</text:p>
      <text:p text:style-name="P447"/>
      <text:p text:style-name="P448">&lt;p&gt;In the context of ASD,<text:s/>SENS<text:s/>involves a variety of activities designed to stimulate the sensory systems (vision, touch, smell, taste, hearing, vestibular, proprioceptive) in a structured and repetitive manner. These therapies can include techniques such as auditory integration training (AIT) and other sensory-based activities tailored to meet the specific needs of each individual.&lt;/p&gt;</text:p>
      <text:p text:style-name="P449">Additional ressources</text:p>
      <text:p text:style-name="Standard"><text:span text:style-name="T450">&lt;a href='</text:span><text:span text:style-name="T451">https://www.frontiersin.org/journals/psychology/articles/10.3389/fpsyg.2022.877527/full</text:span><text:span text:style-name="T452">' target='_blank'&gt;</text:span><text:span text:style-name="T453">Lane SJ, Leão MA and Spielmann V (2022) Sleep, Sensory Integration/Processing, and Autism: A Scoping Review. </text:span><text:span text:style-name="T454">Front. Psychol.</text:span><text:span text:style-name="T455"> 13:877527. doi: 10.3389/fpsyg.2022.877527</text:span><text:span text:style-name="T456">&lt;/a&gt;</text:span></text:p>
      <text:p text:style-name="P457">&lt;a href='' target='_blank'&gt;&lt;/a&gt;</text:p>
      <text:p text:style-name="P458">&lt;a href='' target='_blank'&gt;&lt;/a&gt;</text:p>
      <text:p text:style-name="P459">&lt;a href='' target='_blank'&gt;&lt;/a&gt;</text:p>
      <text:p text:style-name="P460">&lt;a href='' target='_blank'&gt;&lt;/a&gt;</text:p>
      <text:p text:style-name="P461"/>
      <text:p text:style-name="P462">Transcranial direct current stimulation tDCS</text:p>
      <text:p text:style-name="P463">Description</text:p>
      <text:p text:style-name="P464">&lt;p&gt;Transcranial direct current stimulation (tDCS) is a non-invasive brain stimulation technique that delivers a low-intensity electrical current to the brain via electrodes placed on the scalp. This technique aims to modulate neuronal excitability, a process known as neuromodulation. There are two types of stimulation: anodal (which increases neuronal activity) and cathodal (which reduces or inhibits neuronal activity).&lt;/p&gt;</text:p>
      <text:p text:style-name="P465">&lt;p&gt;tDCS has been investigated for its potential to alleviate various symptoms associated with neuropsychiatric conditions, including Autism Spectrum Disorder (ASD). Specifically, tDCS has shown promise in targeting the following areas:&lt;/p&gt;</text:p>
      <text:p text:style-name="Standard"><text:span text:style-name="T466">&lt;ul&gt;&lt;li&gt;</text:span><text:span text:style-name="T467">Social Communication and Interaction</text:span><text:span text:style-name="T468">: The dorsolateral prefrontal cortex (DLPFC) plays a key role in social cognition. Anodal tDCS applied to the DLPFC may enhance social communication skills and improve interaction abilities in individuals with ASD.</text:span><text:span text:style-name="T469">&lt;/li&gt;</text:span></text:p>
      <text:p text:style-name="Standard"><text:span text:style-name="T470">&lt;li&gt;</text:span><text:span text:style-name="T471">Repetitive Behaviors</text:span><text:span text:style-name="T472">: The DLPFC is also involved in motor planning, organization, and regulation/inhibition. Modulating this area through tDCS could potentially reduce repetitive behaviors commonly seen in ASD.</text:span><text:span text:style-name="T473">&lt;/li&gt;</text:span></text:p>
      <text:p text:style-name="Standard"><text:span text:style-name="T474">&lt;li&gt;</text:span><text:span text:style-name="T475">Cognitive and Sensory Functions</text:span><text:span text:style-name="T476">: The DLPFC contributes to working memory, attention, and cognitive flexibility. Enhancing neuronal activity in this region may improve cognitive function and sensory processing in individuals with ASD.</text:span><text:span text:style-name="T477">&lt;/li&gt;</text:span></text:p>
      <text:p text:style-name="Standard"><text:span text:style-name="T478">&lt;/ul&gt;&lt;/p&gt;</text:span></text:p>
      <text:p text:style-name="P479">&lt;p&gt;By targeting these specific brain regions and functions, tDCS offers a promising therapeutic avenue for addressing some of the core challenges associated with ASD.<text:s/>&lt;/p&gt;</text:p>
      <text:p text:style-name="P480"/>
      <text:p text:style-name="P481">Additional ressources</text:p>
      <text:p text:style-name="P482"><text:span text:style-name="T483">•<text:s/></text:span><text:span text:style-name="T484">Sousa, B., Martins, J.,<text:s/></text:span><text:span text:style-name="T485">Castelo-Branco, M., &amp; Gonçalves, J. (2022). Transcranial direct current stimulation as an approach to mitigate neurodevelopmental disorders affecting excitation/inhibition balance: Focus on autism spectrum disorder, schizophrenia, and attention deficit/hyperactivity disorder. </text:span><text:span text:style-name="T486">Journal of Clinical Medicine</text:span><text:span text:style-name="T487">, </text:span><text:span text:style-name="T488">11</text:span><text:span text:style-name="T489">(10), 2839.</text:span></text:p>
      <text:p text:style-name="P490"><text:span text:style-name="T491">•<text:s/></text:span><text:span text:style-name="T492">Qiu, J., Kong, X., Li, J., Yang, J., Huang, Y., Huang, M., ... &amp; Kong, J. (2021). Transcranial direct current stimulation (tDCS) over the left dorsal lateral prefrontal cortex in children with autism spectrum disorder (ASD). </text:span><text:span text:style-name="T493">Neural Plasticity</text:span><text:span text:style-name="T494">, </text:span><text:span text:style-name="T495">2021</text:span><text:span text:style-name="T496">(1), 6627507.</text:span></text:p>
      <text:p text:style-name="Standard"><text:span text:style-name="T497">&lt;a href='</text:span><text:span text:style-name="T498">https://www.nature.com/articles/s41380-022-01524-8</text:span><text:span text:style-name="T499">' target='_blank'&gt;</text:span><text:span text:style-name="T500">Hyde, J., Carr, H., Kelley, N. </text:span><text:span text:style-name="T501">et al.</text:span><text:span text:style-name="T502"> Efficacy of neurostimulation across mental disorders: systematic review and meta-analysis of 208 randomized controlled trials. </text:span><text:span text:style-name="T503">Mol Psychiatry</text:span><text:span text:style-name="T504"> </text:span><text:span text:style-name="T505">27</text:span><text:span text:style-name="T506">, 2709–2719 (2022). https://doi.org/10.1038/s41380-022-01524-8</text:span><text:span text:style-name="T507">&lt;/a&gt;</text:span></text:p>
      <text:p text:style-name="P508">&lt;a href='' target='_blank'&gt;&lt;/a&gt;</text:p>
      <text:p text:style-name="P509">&lt;a href='' target='_blank'&gt;&lt;/a&gt;</text:p>
      <text:p text:style-name="P510">&lt;a href='' target='_blank'&gt;&lt;/a&gt;</text:p>
      <text:p text:style-name="P511">&lt;a href='' target='_blank'&gt;&lt;/a&gt;</text:p>
      <text:p text:style-name="P512"/>
      <text:p text:style-name="P513">Vasopressin</text:p>
      <text:p text:style-name="P514">Description</text:p>
      <text:p text:style-name="P515">Vasopressin is a neuropeptide known primarily for its role in regulating water balance and blood pressure. In addition to its physiological functions, vasopressin plays a crucial role in social behaviour, including bonding, violent behaviour and communication. Vasopressin exerts its effects primarily via V1a and V1b receptors, which are distributed in brain regions involved in social behaviour, such as the amygdala, hypothalamus and ventral pallidum.</text:p>
      <text:p text:style-name="P516"/>
      <text:p text:style-name="P517">Application in ASD: targeted symptoms and outcomes</text:p>
      <text:p text:style-name="Standard"><text:span text:style-name="T518">-<text:s/></text:span><text:span text:style-name="T519">Social Communication and Interaction</text:span><text:span text:style-name="T520">: social responsiveness and social anxiety</text:span></text:p>
      <text:p text:style-name="Standard"><text:span text:style-name="T521">-<text:s/></text:span><text:span text:style-name="T522">Violent behaviour and Irritability</text:span><text:span text:style-name="T523">: Given the role of vasopressin in regulating aggression, its use in ASD could also extend to the management of irritability and aggressive behaviours.</text:span></text:p>
      <text:p text:style-name="P524"/>
      <text:p text:style-name="P525">Underlying mechanisms of action</text:p>
      <text:p text:style-name="Standard"><text:span text:style-name="T526">-<text:s/></text:span><text:span text:style-name="T527">Regulation of Social Behaviors</text:span><text:span text:style-name="T528">: Vasopressin modulates social behaviour by binding to specific receptors in the brain. In ASD, abnormalities in vasopressin signalling may contribute to deficits in social interaction and communication.</text:span></text:p>
      <text:p text:style-name="Standard"><text:span text:style-name="T529">-<text:s/></text:span><text:span text:style-name="T530">Influence on Neural Circuits</text:span><text:span text:style-name="T531"><text:s/></text:span><text:span text:style-name="T532">involved in social cognition, emotional processing and stress responses<text:s/></text:span><text:span text:style-name="T533">: Dysregulation of vasopressinergic pathways may disrupt the development and function of these neural circuits, and thus alter social behaviour.</text:span></text:p>
      <text:p text:style-name="Standard"><text:span text:style-name="T534">-<text:s/></text:span><text:span text:style-name="T535">Interaction with Oxytocin</text:span><text:span text:style-name="T536">: Vasopressin and oxytocin, another neuropeptide, share structural similarities and interact closely in the regulation of social behaviour. Vasopressin may modulate oxytocinergic effect.</text:span></text:p>
      <text:p text:style-name="P537"/>
      <text:p text:style-name="P538">Additional ressources</text:p>
      <text:p text:style-name="P539"><text:span text:style-name="T540">• Jiang CC, Lin LS, Long S, Ke XY, Fukunaga K, Lu YM, Han F. Signalling pathways in autism spectrum disorder: mechanisms and therapeutic implications.<text:s/></text:span><text:span text:style-name="T541">Signal Transduct Target Ther</text:span><text:span text:style-name="T542">. 2022 Jul 11;7(1):229. doi:<text:s/></text:span><text:span text:style-name="T543">10.1038/s41392-022-01081-0. PMID: 35817793; PMCID: PMC9273593.</text:span></text:p>
      <text:p text:style-name="P544"><text:span text:style-name="T545">• Umbricht D, Del Valle Rubido M, Hollander E, McCracken JT, Shic F, Scahill L, Noeldeke J, Boak L, Khwaja O, Squassante L, Grundschober C, Kletzl H, Fontoura P. A Single Dose, Randomized, Controlled Proof-Of-Mechanism Study of a Novel Vasopressin 1a Receptor Antagonist (RG7713) in High-Functioning Adults with Autism Spectrum Disorder.<text:s/></text:span><text:span text:style-name="T546">Neuropsychopharmacology</text:span><text:span text:style-name="T547">. 2017 Aug;42(9):1914-1923. doi: 10.1038/npp.2016.232. Epub 2016 Oct 6. Erratum in:<text:s/></text:span><text:span text:style-name="T548">Neuropsychopharmacology</text:span><text:span text:style-name="T549">. 2017 Aug;42(9):1924. doi: 10.1038/npp.2017.92. PMID: 27711048; PMCID: PMC5520775.</text:span></text:p>
      <text:p text:style-name="P550"/>
      <text:p text:style-name="P551">&lt;a href='' target='_blank'&gt;&lt;/a&gt;</text:p>
      <text:p text:style-name="P552">&lt;a href='' target='_blank'&gt;&lt;/a&gt;</text:p>
      <text:p text:style-name="P553">&lt;a href='' target='_blank'&gt;&lt;/a&gt;</text:p>
      <text:p text:style-name="P554">&lt;a href='' target='_blank'&gt;&lt;/a&gt;</text:p>
      <text:p text:style-name="P555">&lt;a href=''<text:s/>target='_blank'&gt;&lt;/a&gt;</text:p>
      <text:p text:style-name="P556"/>
      <text:p text:style-name="P557">Vitamin D</text:p>
      <text:p text:style-name="P558">Description</text:p>
      <text:p text:style-name="P559">&lt;p&gt;Vitamin D is an essential nutrient for overall health, primarily acquired through exposure to sunlight and dietary sources. It is well-known for its crucial role in bone health, helping to maintain proper calcium and phosphate levels in the blood. &lt;/p&gt;</text:p>
      <text:p text:style-name="P560">&lt;p&gt;Beyond its traditional functions, recent research highlights Vitamin D's involvement in various physiological processes, including immune regulation, neuroprotection, and neurodevelopment. These findings suggest that Vitamin D plays a more extensive role in maintaining overall health than previously understood. &lt;/p&gt;</text:p>
      <text:p text:style-name="Standard"><text:span text:style-name="T561">&lt;p&gt;Given its involvement in brain development and immune function, Vitamin D could play a significant role in Autism Spectrum Disorder (ASD). Vitamin D interacts with receptors present in various brain regions associated with social behavior, cognition, and motor functions. It influences the expression of genes involved in neurodevelopment, immune responses, and neuroprotection, potentially modulating the neuronal pathways implicated in ASD.<text:s/></text:span><text:span text:style-name="T562">&lt;/p&gt;</text:span></text:p>
      <text:p text:style-name="P563"/>
      <text:p text:style-name="P564">Additional ressources</text:p>
      <text:p text:style-name="P565"><text:span text:style-name="T566">•<text:s/></text:span><text:span text:style-name="T567">Kittana, M., Ahmadani, A., Stojanovska, L., &amp; Attlee, A. (2021). The role of vitamin D supplementation in children with autism spectrum disorder: a narrative review. </text:span><text:span text:style-name="T568">Nutrients</text:span><text:span text:style-name="T569">, </text:span><text:span text:style-name="T570">14</text:span><text:span text:style-name="T571">(1), 26.</text:span></text:p>
      <text:p text:style-name="P572"><text:span text:style-name="T573">•<text:s/></text:span><text:span text:style-name="T574">Wang, J., Huang, H., Liu, C., Zhang, Y., Wang, W., Zou, Z., ... &amp; Liu, Y. (2022). Research progress on the role of vitamin D in autism spectrum disorder. </text:span><text:span text:style-name="T575">Frontiers in Behavioral Neuroscience</text:span><text:span text:style-name="T576">, </text:span><text:span text:style-name="T577">16</text:span><text:span text:style-name="T578">, 859151.</text:span></text:p>
      <text:p text:style-name="P579">&lt;a href='https://www.sciencedirect.com/science/article/pii/S0165178122003766?casa_token=b0zLoCXJh-wAAAAA:CrjzzoIuVXUscog_pzGQSGZFZbgOivxJly0-Y1If7uZyzuZfw8deODAdpHxnZCIT6oKW3OxBrQ' target='_blank'&gt;Rihal V, Khan H, Kaur A, Singh TG, Abdel-Daim MM. Therapeutic and mechanistic intervention of vitamin D in neuropsychiatric disorders. Psychiatry Res. 2022 Nov;317:114782. doi: 10.1016/j.psychres.2022.114782. Epub 2022 Aug 14. PMID: 36049434.&lt;/a&gt;</text:p>
      <text:p text:style-name="P580">&lt;a href='' target='_blank'&gt;&lt;/a&gt;</text:p>
      <text:p text:style-name="P581">&lt;a href='' target='_blank'&gt;&lt;/a&gt;</text:p>
      <text:p text:style-name="P582">&lt;a href='' target='_blank'&gt;&lt;/a&gt;</text:p>
      <text:p text:style-name="P583">&lt;a href='' target='_blank'&gt;&lt;/a&gt;</text:p>
      <text:p text:style-name="P5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AppleSystemUIFont" svg:font-family="AppleSystemUIFont" style:font-family-generic="system"/>
    <style:font-face style:name="Source Sans Pro" svg:font-family="Source Sans Pro" style:font-family-generic="swiss" style:font-pitch="variable"/>
    <style:font-face style:name="Roboto" svg:font-family="Roboto" style:font-family-generic="system" style:font-pitch="variable" svg:panose-1="2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NormalWeb" style:display-name="Normal (Web)" style:family="paragraph" style:paren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Laure Boisseleau</meta:initial-creator>
    <dc:creator>Gosling Corentin</dc:creator>
    <meta:creation-date>2024-07-30T09:22:00Z</meta:creation-date>
    <dc:date>2024-07-31T21:53:00Z</dc:date>
    <meta:template xlink:href="Normal" xlink:type="simple"/>
    <meta:editing-cycles>28</meta:editing-cycles>
    <meta:editing-duration>PT59580S</meta:editing-duration>
    <meta:document-statistic meta:page-count="1" meta:paragraph-count="80" meta:word-count="6174" meta:character-count="40054" meta:row-count="283" meta:non-whitespace-character-count="33960"/>
  </office:meta>
</office:document-meta>
</file>